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5cm" style:rel-column-width="819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5cm" style:rel-column-width="819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H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25cm" style:rel-column-width="8191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H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125cm" style:rel-column-width="8191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H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125cm" style:rel-column-width="8191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125cm" style:rel-column-width="8191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H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125cm" style:rel-column-width="8191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H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125cm" style:rel-column-width="8191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H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4.251cm" style:rel-column-width="16383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4.251cm" style:rel-column-width="16383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D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4.251cm" style:rel-column-width="16383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4.251cm" style:rel-column-width="16383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D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4.251cm" style:rel-column-width="16383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D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4.251cm" style:rel-column-width="16383*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D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4.251cm" style:rel-column-width="16383*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D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rsid="001867a9" officeooo:paragraph-rsid="001867a9" style:font-weight-asian="normal" style:font-weight-complex="normal"/>
    </style:style>
    <style:style style:name="P2" style:family="paragraph" style:parent-style-name="Text_20_body">
      <style:text-properties fo:font-weight="normal" officeooo:rsid="001a7aae" officeooo:paragraph-rsid="001a7aae" style:font-weight-asian="normal" style:font-weight-complex="normal"/>
    </style:style>
    <style:style style:name="P3" style:family="paragraph" style:parent-style-name="Title">
      <style:text-properties officeooo:rsid="0017057b" officeooo:paragraph-rsid="0017057b"/>
    </style:style>
    <style:style style:name="P4" style:family="paragraph" style:parent-style-name="Text_20_body">
      <style:text-properties officeooo:rsid="001e0b6c" officeooo:paragraph-rsid="001e0b6c"/>
    </style:style>
    <style:style style:name="P5" style:family="paragraph" style:parent-style-name="Text_20_body">
      <style:text-properties officeooo:rsid="001e0b6c" officeooo:paragraph-rsid="00284d21"/>
    </style:style>
    <style:style style:name="P6" style:family="paragraph" style:parent-style-name="Text_20_body">
      <style:text-properties officeooo:rsid="001e744b" officeooo:paragraph-rsid="0028bbe6"/>
    </style:style>
    <style:style style:name="P7" style:family="paragraph" style:parent-style-name="Text_20_body">
      <style:text-properties officeooo:rsid="0020859c" officeooo:paragraph-rsid="0020859c"/>
    </style:style>
    <style:style style:name="P8" style:family="paragraph" style:parent-style-name="Text_20_body">
      <style:text-properties officeooo:rsid="0020859c" officeooo:paragraph-rsid="002a0029"/>
    </style:style>
    <style:style style:name="P9" style:family="paragraph" style:parent-style-name="Text_20_body">
      <style:text-properties officeooo:paragraph-rsid="0023f30f"/>
    </style:style>
    <style:style style:name="P10" style:family="paragraph" style:parent-style-name="Text_20_body">
      <style:text-properties officeooo:rsid="0017057b" officeooo:paragraph-rsid="0017057b"/>
    </style:style>
    <style:style style:name="P11" style:family="paragraph" style:parent-style-name="Text_20_body">
      <style:text-properties fo:font-weight="bold" officeooo:rsid="002b6d40" officeooo:paragraph-rsid="002b6d40" style:font-weight-asian="bold" style:font-weight-complex="bold"/>
    </style:style>
    <style:style style:name="P12" style:family="paragraph" style:parent-style-name="Text_20_body">
      <style:text-properties fo:font-weight="bold" officeooo:rsid="005c84bb" officeooo:paragraph-rsid="005c84bb" style:font-weight-asian="bold" style:font-weight-complex="bold"/>
    </style:style>
    <style:style style:name="P13" style:family="paragraph" style:parent-style-name="Text_20_body">
      <style:text-properties fo:font-weight="bold" officeooo:rsid="00799b91" officeooo:paragraph-rsid="00799b91" style:font-weight-asian="bold" style:font-weight-complex="bold"/>
    </style:style>
    <style:style style:name="P14" style:family="paragraph" style:parent-style-name="Text_20_body">
      <style:text-properties fo:font-weight="normal" officeooo:rsid="002b6d40" officeooo:paragraph-rsid="002b6d40" style:font-weight-asian="normal" style:font-weight-complex="normal"/>
    </style:style>
    <style:style style:name="P15" style:family="paragraph" style:parent-style-name="Text_20_body">
      <style:text-properties fo:font-weight="normal" officeooo:rsid="002b6d40" officeooo:paragraph-rsid="002d8ef5" style:font-weight-asian="normal" style:font-weight-complex="normal"/>
    </style:style>
    <style:style style:name="P16" style:family="paragraph" style:parent-style-name="Text_20_body">
      <style:text-properties fo:font-weight="normal" officeooo:rsid="002b6d40" officeooo:paragraph-rsid="0031689f" style:font-weight-asian="normal" style:font-weight-complex="normal"/>
    </style:style>
    <style:style style:name="P17" style:family="paragraph" style:parent-style-name="Text_20_body">
      <style:text-properties fo:font-weight="normal" officeooo:rsid="002b6d40" officeooo:paragraph-rsid="002cadd0" style:font-weight-asian="normal" style:font-weight-complex="normal"/>
    </style:style>
    <style:style style:name="P18" style:family="paragraph" style:parent-style-name="Text_20_body">
      <style:text-properties fo:font-weight="normal" officeooo:rsid="005c84bb" officeooo:paragraph-rsid="005c84bb" style:font-weight-asian="normal" style:font-weight-complex="normal"/>
    </style:style>
    <style:style style:name="P19" style:family="paragraph" style:parent-style-name="Text_20_body">
      <style:text-properties fo:font-weight="normal" officeooo:rsid="005e5708" officeooo:paragraph-rsid="005e5708" style:font-weight-asian="normal" style:font-weight-complex="normal"/>
    </style:style>
    <style:style style:name="P20" style:family="paragraph" style:parent-style-name="Text_20_body">
      <style:text-properties fo:font-weight="normal" officeooo:rsid="005f3646" officeooo:paragraph-rsid="005f3646" style:font-weight-asian="normal" style:font-weight-complex="normal"/>
    </style:style>
    <style:style style:name="P21" style:family="paragraph" style:parent-style-name="Text_20_body">
      <style:text-properties fo:font-weight="normal" officeooo:rsid="005f3646" officeooo:paragraph-rsid="0063aa58" style:font-weight-asian="normal" style:font-weight-complex="normal"/>
    </style:style>
    <style:style style:name="P22" style:family="paragraph" style:parent-style-name="Text_20_body">
      <style:text-properties fo:font-weight="normal" officeooo:rsid="00611a45" officeooo:paragraph-rsid="00611a45" style:font-weight-asian="normal" style:font-weight-complex="normal"/>
    </style:style>
    <style:style style:name="P23" style:family="paragraph" style:parent-style-name="Text_20_body">
      <style:text-properties fo:font-weight="normal" officeooo:rsid="00611a45" officeooo:paragraph-rsid="0062d422" style:font-weight-asian="normal" style:font-weight-complex="normal"/>
    </style:style>
    <style:style style:name="P24" style:family="paragraph" style:parent-style-name="Text_20_body">
      <style:text-properties fo:font-weight="normal" officeooo:rsid="0063aa58" officeooo:paragraph-rsid="0063aa58" style:font-weight-asian="normal" style:font-weight-complex="normal"/>
    </style:style>
    <style:style style:name="P25" style:family="paragraph" style:parent-style-name="Text_20_body">
      <style:text-properties fo:font-weight="normal" officeooo:rsid="0064233b" officeooo:paragraph-rsid="0064233b" style:font-weight-asian="normal" style:font-weight-complex="normal"/>
    </style:style>
    <style:style style:name="P26" style:family="paragraph" style:parent-style-name="Text_20_body">
      <style:text-properties fo:font-weight="normal" officeooo:rsid="0064233b" officeooo:paragraph-rsid="006ad957" style:font-weight-asian="normal" style:font-weight-complex="normal"/>
    </style:style>
    <style:style style:name="P27" style:family="paragraph" style:parent-style-name="Text_20_body">
      <style:text-properties fo:font-weight="normal" officeooo:rsid="006b3ef9" officeooo:paragraph-rsid="006b3ef9" style:font-weight-asian="normal" style:font-weight-complex="normal"/>
    </style:style>
    <style:style style:name="P28" style:family="paragraph" style:parent-style-name="Text_20_body">
      <style:text-properties fo:font-weight="normal" officeooo:rsid="00799b91" officeooo:paragraph-rsid="00799b91" style:font-weight-asian="normal" style:font-weight-complex="normal"/>
    </style:style>
    <style:style style:name="P29" style:family="paragraph" style:parent-style-name="Text_20_body">
      <style:text-properties fo:font-weight="normal" officeooo:rsid="007fb9f3" officeooo:paragraph-rsid="007fb9f3" style:font-weight-asian="normal" style:font-weight-complex="normal"/>
    </style:style>
    <style:style style:name="P30" style:family="paragraph" style:parent-style-name="Text_20_body">
      <style:text-properties fo:font-weight="normal" officeooo:rsid="0081a149" officeooo:paragraph-rsid="0081a149" style:font-weight-asian="normal" style:font-weight-complex="normal"/>
    </style:style>
    <style:style style:name="P31" style:family="paragraph" style:parent-style-name="Text_20_body">
      <style:text-properties fo:font-weight="normal" officeooo:rsid="0082e12f" officeooo:paragraph-rsid="0082e12f" style:font-weight-asian="normal" style:font-weight-complex="normal"/>
    </style:style>
    <style:style style:name="P32" style:family="paragraph" style:parent-style-name="Text_20_body">
      <style:text-properties officeooo:paragraph-rsid="002b6d40"/>
    </style:style>
    <style:style style:name="P33" style:family="paragraph" style:parent-style-name="Text_20_body">
      <style:text-properties officeooo:rsid="002cadd0" officeooo:paragraph-rsid="002cadd0"/>
    </style:style>
    <style:style style:name="P34" style:family="paragraph" style:parent-style-name="Text_20_body">
      <style:text-properties officeooo:rsid="002cadd0" officeooo:paragraph-rsid="002d8ef5"/>
    </style:style>
    <style:style style:name="P35" style:family="paragraph" style:parent-style-name="Text_20_body">
      <style:text-properties officeooo:rsid="002cadd0" officeooo:paragraph-rsid="0031689f"/>
    </style:style>
    <style:style style:name="P36" style:family="paragraph" style:parent-style-name="Text_20_body">
      <style:text-properties officeooo:paragraph-rsid="002d8ef5"/>
    </style:style>
    <style:style style:name="P37" style:family="paragraph" style:parent-style-name="Text_20_body">
      <style:text-properties officeooo:paragraph-rsid="0031689f"/>
    </style:style>
    <style:style style:name="P38" style:family="paragraph" style:parent-style-name="Text_20_body">
      <style:text-properties officeooo:rsid="003a2c20" officeooo:paragraph-rsid="003a2c20"/>
    </style:style>
    <style:style style:name="P39" style:family="paragraph" style:parent-style-name="Text_20_body">
      <style:text-properties officeooo:rsid="003a2c20" officeooo:paragraph-rsid="003b921c"/>
    </style:style>
    <style:style style:name="P40" style:family="paragraph" style:parent-style-name="Text_20_body">
      <style:text-properties officeooo:rsid="003a2c20" officeooo:paragraph-rsid="003cf3a7"/>
    </style:style>
    <style:style style:name="P41" style:family="paragraph" style:parent-style-name="Text_20_body">
      <style:text-properties officeooo:rsid="003a2c20" officeooo:paragraph-rsid="0042055c"/>
    </style:style>
    <style:style style:name="P42" style:family="paragraph" style:parent-style-name="Text_20_body">
      <style:text-properties officeooo:rsid="003a2c20" officeooo:paragraph-rsid="0044cdb7"/>
    </style:style>
    <style:style style:name="P43" style:family="paragraph" style:parent-style-name="Text_20_body">
      <style:text-properties officeooo:paragraph-rsid="003a2c20"/>
    </style:style>
    <style:style style:name="P44" style:family="paragraph" style:parent-style-name="Text_20_body">
      <style:text-properties officeooo:paragraph-rsid="003cf3a7"/>
    </style:style>
    <style:style style:name="P45" style:family="paragraph" style:parent-style-name="Text_20_body">
      <style:text-properties officeooo:paragraph-rsid="0042055c"/>
    </style:style>
    <style:style style:name="P46" style:family="paragraph" style:parent-style-name="Text_20_body">
      <style:text-properties officeooo:paragraph-rsid="0044cdb7"/>
    </style:style>
    <style:style style:name="P47" style:family="paragraph" style:parent-style-name="Text_20_body">
      <style:text-properties officeooo:rsid="00470d29" officeooo:paragraph-rsid="00470d29"/>
    </style:style>
    <style:style style:name="P48" style:family="paragraph" style:parent-style-name="Text_20_body">
      <style:text-properties officeooo:rsid="00470d29" officeooo:paragraph-rsid="00476149"/>
    </style:style>
    <style:style style:name="P49" style:family="paragraph" style:parent-style-name="Text_20_body">
      <style:text-properties officeooo:rsid="00470d29" officeooo:paragraph-rsid="004b2535"/>
    </style:style>
    <style:style style:name="P50" style:family="paragraph" style:parent-style-name="Text_20_body">
      <style:text-properties officeooo:rsid="00470d29" officeooo:paragraph-rsid="004e6e51"/>
    </style:style>
    <style:style style:name="P51" style:family="paragraph" style:parent-style-name="Text_20_body">
      <style:text-properties officeooo:rsid="00476149" officeooo:paragraph-rsid="00476149"/>
    </style:style>
    <style:style style:name="P52" style:family="paragraph" style:parent-style-name="Text_20_body">
      <style:text-properties officeooo:rsid="00476149" officeooo:paragraph-rsid="004b2535"/>
    </style:style>
    <style:style style:name="P53" style:family="paragraph" style:parent-style-name="Text_20_body">
      <style:text-properties officeooo:rsid="00476149" officeooo:paragraph-rsid="004e6e51"/>
    </style:style>
    <style:style style:name="P54" style:family="paragraph" style:parent-style-name="Text_20_body">
      <style:text-properties officeooo:rsid="0049a8ae" officeooo:paragraph-rsid="0049a8ae"/>
    </style:style>
    <style:style style:name="P55" style:family="paragraph" style:parent-style-name="Text_20_body">
      <style:text-properties officeooo:rsid="004e6e51" officeooo:paragraph-rsid="004e6e51"/>
    </style:style>
    <style:style style:name="P56" style:family="paragraph" style:parent-style-name="Text_20_body">
      <style:text-properties officeooo:rsid="00509820" officeooo:paragraph-rsid="00509820"/>
    </style:style>
    <style:style style:name="P57" style:family="paragraph" style:parent-style-name="Text_20_body">
      <style:text-properties officeooo:rsid="00519c6c" officeooo:paragraph-rsid="00519c6c"/>
    </style:style>
    <style:style style:name="P58" style:family="paragraph" style:parent-style-name="Text_20_body">
      <style:text-properties officeooo:paragraph-rsid="0051e58f"/>
    </style:style>
    <style:style style:name="P59" style:family="paragraph" style:parent-style-name="Text_20_body">
      <style:text-properties officeooo:rsid="0053d31a" officeooo:paragraph-rsid="0053d31a"/>
    </style:style>
    <style:style style:name="P60" style:family="paragraph" style:parent-style-name="Text_20_body">
      <style:text-properties officeooo:rsid="001867a9" officeooo:paragraph-rsid="005632e4"/>
    </style:style>
    <style:style style:name="P61" style:family="paragraph" style:parent-style-name="Text_20_body">
      <style:text-properties officeooo:rsid="001867a9" officeooo:paragraph-rsid="00592c92"/>
    </style:style>
    <style:style style:name="P62" style:family="paragraph" style:parent-style-name="Text_20_body">
      <style:text-properties officeooo:rsid="00543329" officeooo:paragraph-rsid="00543329"/>
    </style:style>
    <style:style style:name="P63" style:family="paragraph" style:parent-style-name="Text_20_body">
      <style:text-properties officeooo:rsid="00544c68" officeooo:paragraph-rsid="00544c68"/>
    </style:style>
    <style:style style:name="P64" style:family="paragraph" style:parent-style-name="Text_20_body">
      <style:text-properties officeooo:rsid="00544c68" officeooo:paragraph-rsid="005632e4"/>
    </style:style>
    <style:style style:name="P65" style:family="paragraph" style:parent-style-name="Text_20_body">
      <style:text-properties officeooo:rsid="005632e4" officeooo:paragraph-rsid="005632e4"/>
    </style:style>
    <style:style style:name="P66" style:family="paragraph" style:parent-style-name="Text_20_body">
      <style:text-properties officeooo:rsid="005632e4" officeooo:paragraph-rsid="00592c92"/>
    </style:style>
    <style:style style:name="P67" style:family="paragraph" style:parent-style-name="Text_20_body">
      <style:text-properties officeooo:rsid="00592c92" officeooo:paragraph-rsid="00592c92"/>
    </style:style>
    <style:style style:name="P68" style:family="paragraph" style:parent-style-name="Text_20_body">
      <style:text-properties officeooo:rsid="005ae717" officeooo:paragraph-rsid="005ae717"/>
    </style:style>
    <style:style style:name="P69" style:family="paragraph" style:parent-style-name="Text_20_body">
      <style:text-properties officeooo:rsid="005c84bb" officeooo:paragraph-rsid="005c84bb"/>
    </style:style>
    <style:style style:name="P70" style:family="paragraph" style:parent-style-name="Text_20_body">
      <style:text-properties officeooo:paragraph-rsid="006b3ef9"/>
    </style:style>
    <style:style style:name="P71" style:family="paragraph" style:parent-style-name="Text_20_body">
      <style:text-properties officeooo:rsid="006e8447" officeooo:paragraph-rsid="006e8447"/>
    </style:style>
    <style:style style:name="P72" style:family="paragraph" style:parent-style-name="Text_20_body">
      <style:text-properties officeooo:rsid="006e8447" officeooo:paragraph-rsid="0071cce1"/>
    </style:style>
    <style:style style:name="P73" style:family="paragraph" style:parent-style-name="Text_20_body">
      <style:text-properties officeooo:rsid="006e8447" officeooo:paragraph-rsid="00727c90"/>
    </style:style>
    <style:style style:name="P74" style:family="paragraph" style:parent-style-name="Text_20_body">
      <style:text-properties officeooo:rsid="006e8447" officeooo:paragraph-rsid="00743eae"/>
    </style:style>
    <style:style style:name="P75" style:family="paragraph" style:parent-style-name="Text_20_body">
      <style:text-properties officeooo:rsid="0077fd1c" officeooo:paragraph-rsid="0077fd1c"/>
    </style:style>
    <style:style style:name="P76" style:family="paragraph" style:parent-style-name="Text_20_body">
      <style:text-properties officeooo:rsid="007bfccb" officeooo:paragraph-rsid="007bfccb"/>
    </style:style>
    <style:style style:name="P77" style:family="paragraph" style:parent-style-name="Table_20_Contents">
      <style:text-properties officeooo:rsid="002cadd0" officeooo:paragraph-rsid="002cadd0"/>
    </style:style>
    <style:style style:name="P78" style:family="paragraph" style:parent-style-name="Table_20_Contents">
      <style:text-properties officeooo:rsid="002cadd0" officeooo:paragraph-rsid="002d8ef5"/>
    </style:style>
    <style:style style:name="P79" style:family="paragraph" style:parent-style-name="Table_20_Contents">
      <style:text-properties officeooo:rsid="002cadd0" officeooo:paragraph-rsid="0031689f"/>
    </style:style>
    <style:style style:name="P80" style:family="paragraph" style:parent-style-name="Table_20_Contents">
      <style:text-properties officeooo:rsid="002cadd0" officeooo:paragraph-rsid="003a2c20"/>
    </style:style>
    <style:style style:name="P81" style:family="paragraph" style:parent-style-name="Table_20_Contents">
      <style:text-properties officeooo:rsid="002cadd0" officeooo:paragraph-rsid="003cf3a7"/>
    </style:style>
    <style:style style:name="P82" style:family="paragraph" style:parent-style-name="Table_20_Contents">
      <style:text-properties officeooo:rsid="002cadd0" officeooo:paragraph-rsid="0042055c"/>
    </style:style>
    <style:style style:name="P83" style:family="paragraph" style:parent-style-name="Table_20_Contents">
      <style:text-properties officeooo:rsid="002cadd0" officeooo:paragraph-rsid="0044cdb7"/>
    </style:style>
    <style:style style:name="P84" style:family="paragraph" style:parent-style-name="Table_20_Contents">
      <style:text-properties officeooo:rsid="002dd620" officeooo:paragraph-rsid="002dd620"/>
    </style:style>
    <style:style style:name="P85" style:family="paragraph" style:parent-style-name="Table_20_Contents">
      <style:text-properties officeooo:rsid="002dd620" officeooo:paragraph-rsid="0031689f"/>
    </style:style>
    <style:style style:name="P86" style:family="paragraph" style:parent-style-name="Table_20_Contents">
      <style:text-properties officeooo:rsid="00362fd3" officeooo:paragraph-rsid="00362fd3"/>
    </style:style>
    <style:style style:name="P87" style:family="paragraph" style:parent-style-name="Table_20_Contents">
      <style:text-properties officeooo:rsid="0037059f" officeooo:paragraph-rsid="0037059f"/>
    </style:style>
    <style:style style:name="P88" style:family="paragraph" style:parent-style-name="Table_20_Contents">
      <style:text-properties officeooo:rsid="0037059f" officeooo:paragraph-rsid="003a2c20"/>
    </style:style>
    <style:style style:name="P89" style:family="paragraph" style:parent-style-name="Table_20_Contents">
      <style:text-properties officeooo:rsid="003a2c20" officeooo:paragraph-rsid="003a2c20"/>
    </style:style>
    <style:style style:name="P90" style:family="paragraph" style:parent-style-name="Table_20_Contents">
      <style:text-properties officeooo:rsid="003f9be6" officeooo:paragraph-rsid="003f9be6"/>
    </style:style>
    <style:style style:name="P91" style:family="paragraph" style:parent-style-name="Table_20_Contents">
      <style:text-properties officeooo:rsid="003f9be6" officeooo:paragraph-rsid="0042055c"/>
    </style:style>
    <style:style style:name="P92" style:family="paragraph" style:parent-style-name="Table_20_Contents">
      <style:text-properties officeooo:rsid="003f9be6" officeooo:paragraph-rsid="0044cdb7"/>
    </style:style>
    <style:style style:name="P93" style:family="paragraph" style:parent-style-name="Table_20_Contents">
      <style:text-properties officeooo:rsid="0042055c" officeooo:paragraph-rsid="0042055c"/>
    </style:style>
    <style:style style:name="P94" style:family="paragraph" style:parent-style-name="Table_20_Contents">
      <style:text-properties officeooo:rsid="0046160b" officeooo:paragraph-rsid="0046160b"/>
    </style:style>
    <style:style style:name="P95" style:family="paragraph" style:parent-style-name="Table_20_Contents">
      <style:text-properties officeooo:rsid="00476149" officeooo:paragraph-rsid="00476149"/>
    </style:style>
    <style:style style:name="P96" style:family="paragraph" style:parent-style-name="Table_20_Contents">
      <style:text-properties officeooo:rsid="00476149" officeooo:paragraph-rsid="004b2535"/>
    </style:style>
    <style:style style:name="P97" style:family="paragraph" style:parent-style-name="Table_20_Contents">
      <style:text-properties officeooo:rsid="00476149" officeooo:paragraph-rsid="004e6e51"/>
    </style:style>
    <style:style style:name="P98" style:family="paragraph" style:parent-style-name="Table_20_Contents">
      <style:text-properties officeooo:paragraph-rsid="00476149"/>
    </style:style>
    <style:style style:name="P99" style:family="paragraph" style:parent-style-name="Table_20_Contents">
      <style:text-properties officeooo:rsid="0048b3e9" officeooo:paragraph-rsid="0048b3e9"/>
    </style:style>
    <style:style style:name="P100" style:family="paragraph" style:parent-style-name="Table_20_Contents">
      <style:text-properties officeooo:rsid="00498c6f" officeooo:paragraph-rsid="00498c6f"/>
    </style:style>
    <style:style style:name="P101" style:family="paragraph" style:parent-style-name="Table_20_Contents">
      <style:text-properties officeooo:rsid="00498c6f" officeooo:paragraph-rsid="004e6e51"/>
    </style:style>
    <style:style style:name="P102" style:family="paragraph" style:parent-style-name="Table_20_Contents">
      <style:text-properties officeooo:rsid="0049a8ae" officeooo:paragraph-rsid="0049a8ae"/>
    </style:style>
    <style:style style:name="P103" style:family="paragraph" style:parent-style-name="Table_20_Contents">
      <style:text-properties officeooo:rsid="0049a8ae" officeooo:paragraph-rsid="004b2535"/>
    </style:style>
    <style:style style:name="P104" style:family="paragraph" style:parent-style-name="Table_20_Contents">
      <style:text-properties officeooo:paragraph-rsid="004b2535"/>
    </style:style>
    <style:style style:name="P105" style:family="paragraph" style:parent-style-name="Table_20_Contents">
      <style:text-properties officeooo:rsid="004b2535" officeooo:paragraph-rsid="004b2535"/>
    </style:style>
    <style:style style:name="P106" style:family="paragraph" style:parent-style-name="Table_20_Contents">
      <style:text-properties officeooo:rsid="004c7070" officeooo:paragraph-rsid="004c7070"/>
    </style:style>
    <style:style style:name="P107" style:family="paragraph" style:parent-style-name="Table_20_Contents">
      <style:text-properties officeooo:rsid="004e6e51" officeooo:paragraph-rsid="004e6e51"/>
    </style:style>
    <style:style style:name="P108" style:family="paragraph" style:parent-style-name="Table_20_Contents">
      <style:text-properties officeooo:paragraph-rsid="004e6e51"/>
    </style:style>
    <style:style style:name="P109" style:family="paragraph" style:parent-style-name="Table_20_Contents">
      <style:text-properties officeooo:rsid="004f8701" officeooo:paragraph-rsid="004f8701"/>
    </style:style>
    <style:style style:name="P110" style:family="paragraph" style:parent-style-name="Table_20_Contents">
      <style:text-properties officeooo:rsid="005036c5" officeooo:paragraph-rsid="005036c5"/>
    </style:style>
    <style:style style:name="P111" style:family="paragraph" style:parent-style-name="Table_20_Contents">
      <style:text-properties officeooo:rsid="0053d31a" officeooo:paragraph-rsid="0053d31a"/>
    </style:style>
    <style:style style:name="P112" style:family="paragraph" style:parent-style-name="Table_20_Contents">
      <style:text-properties officeooo:rsid="0053d31a" officeooo:paragraph-rsid="005632e4"/>
    </style:style>
    <style:style style:name="P113" style:family="paragraph" style:parent-style-name="Table_20_Contents">
      <style:text-properties officeooo:rsid="005632e4" officeooo:paragraph-rsid="005632e4"/>
    </style:style>
    <style:style style:name="P114" style:family="paragraph" style:parent-style-name="Table_20_Contents">
      <style:text-properties officeooo:rsid="00576250" officeooo:paragraph-rsid="00576250"/>
    </style:style>
    <style:style style:name="T1" style:family="text">
      <style:text-properties officeooo:rsid="001a7a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7aae" style:font-weight-asian="normal" style:font-weight-complex="normal"/>
    </style:style>
    <style:style style:name="T4" style:family="text">
      <style:text-properties fo:font-weight="normal" officeooo:rsid="001bcba4" style:font-weight-asian="normal" style:font-weight-complex="normal"/>
    </style:style>
    <style:style style:name="T5" style:family="text">
      <style:text-properties fo:font-weight="normal" officeooo:rsid="0023f30f" style:font-weight-asian="normal" style:font-weight-complex="normal"/>
    </style:style>
    <style:style style:name="T6" style:family="text">
      <style:text-properties fo:font-weight="normal" officeooo:rsid="002b6d40" style:font-weight-asian="normal" style:font-weight-complex="normal"/>
    </style:style>
    <style:style style:name="T7" style:family="text">
      <style:text-properties fo:font-weight="normal" officeooo:rsid="0034f0dd" style:font-weight-asian="normal" style:font-weight-complex="normal"/>
    </style:style>
    <style:style style:name="T8" style:family="text">
      <style:text-properties fo:font-weight="normal" officeooo:rsid="003a2c20" style:font-weight-asian="normal" style:font-weight-complex="normal"/>
    </style:style>
    <style:style style:name="T9" style:family="text">
      <style:text-properties fo:font-weight="normal" officeooo:rsid="003b921c" style:font-weight-asian="normal" style:font-weight-complex="normal"/>
    </style:style>
    <style:style style:name="T10" style:family="text">
      <style:text-properties fo:font-weight="normal" officeooo:rsid="003cf3a7" style:font-weight-asian="normal" style:font-weight-complex="normal"/>
    </style:style>
    <style:style style:name="T11" style:family="text">
      <style:text-properties fo:font-weight="normal" officeooo:rsid="003db6f6" style:font-weight-asian="normal" style:font-weight-complex="normal"/>
    </style:style>
    <style:style style:name="T12" style:family="text">
      <style:text-properties fo:font-weight="normal" officeooo:rsid="003ebd94" style:font-weight-asian="normal" style:font-weight-complex="normal"/>
    </style:style>
    <style:style style:name="T13" style:family="text">
      <style:text-properties fo:font-weight="normal" officeooo:rsid="003f9be6" style:font-weight-asian="normal" style:font-weight-complex="normal"/>
    </style:style>
    <style:style style:name="T14" style:family="text">
      <style:text-properties fo:font-weight="normal" officeooo:rsid="0041324d" style:font-weight-asian="normal" style:font-weight-complex="normal"/>
    </style:style>
    <style:style style:name="T15" style:family="text">
      <style:text-properties fo:font-weight="normal" officeooo:rsid="0042055c" style:font-weight-asian="normal" style:font-weight-complex="normal"/>
    </style:style>
    <style:style style:name="T16" style:family="text">
      <style:text-properties fo:font-weight="normal" officeooo:rsid="0042603c" style:font-weight-asian="normal" style:font-weight-complex="normal"/>
    </style:style>
    <style:style style:name="T17" style:family="text">
      <style:text-properties fo:font-weight="normal" officeooo:rsid="00437084" style:font-weight-asian="normal" style:font-weight-complex="normal"/>
    </style:style>
    <style:style style:name="T18" style:family="text">
      <style:text-properties fo:font-weight="normal" officeooo:rsid="00448d11" style:font-weight-asian="normal" style:font-weight-complex="normal"/>
    </style:style>
    <style:style style:name="T19" style:family="text">
      <style:text-properties fo:font-weight="normal" officeooo:rsid="0044cdb7" style:font-weight-asian="normal" style:font-weight-complex="normal"/>
    </style:style>
    <style:style style:name="T20" style:family="text">
      <style:text-properties fo:font-weight="normal" officeooo:rsid="0046160b" style:font-weight-asian="normal" style:font-weight-complex="normal"/>
    </style:style>
    <style:style style:name="T21" style:family="text">
      <style:text-properties fo:font-weight="normal" officeooo:rsid="00592c92" style:font-weight-asian="normal" style:font-weight-complex="normal"/>
    </style:style>
    <style:style style:name="T22" style:family="text">
      <style:text-properties fo:font-weight="normal" officeooo:rsid="0064233b" style:font-weight-asian="normal" style:font-weight-complex="normal"/>
    </style:style>
    <style:style style:name="T23" style:family="text">
      <style:text-properties fo:font-weight="normal" officeooo:rsid="006b3ef9" style:font-weight-asian="normal" style:font-weight-complex="normal"/>
    </style:style>
    <style:style style:name="T24" style:family="text">
      <style:text-properties fo:font-weight="normal" officeooo:rsid="006d0fe1" style:font-weight-asian="normal" style:font-weight-complex="normal"/>
    </style:style>
    <style:style style:name="T25" style:family="text">
      <style:text-properties fo:font-weight="normal" officeooo:rsid="006fbc3e" style:font-weight-asian="normal" style:font-weight-complex="normal"/>
    </style:style>
    <style:style style:name="T26" style:family="text">
      <style:text-properties fo:font-weight="normal" officeooo:rsid="0070d7c8" style:font-weight-asian="normal" style:font-weight-complex="normal"/>
    </style:style>
    <style:style style:name="T27" style:family="text">
      <style:text-properties fo:font-weight="normal" officeooo:rsid="0071cce1" style:font-weight-asian="normal" style:font-weight-complex="normal"/>
    </style:style>
    <style:style style:name="T28" style:family="text">
      <style:text-properties fo:font-weight="normal" officeooo:rsid="00727c90" style:font-weight-asian="normal" style:font-weight-complex="normal"/>
    </style:style>
    <style:style style:name="T29" style:family="text">
      <style:text-properties fo:font-weight="normal" officeooo:rsid="00728223" style:font-weight-asian="normal" style:font-weight-complex="normal"/>
    </style:style>
    <style:style style:name="T30" style:family="text">
      <style:text-properties fo:font-weight="normal" officeooo:rsid="00743eae" style:font-weight-asian="normal" style:font-weight-complex="normal"/>
    </style:style>
    <style:style style:name="T31" style:family="text">
      <style:text-properties fo:font-weight="normal" officeooo:rsid="0077fd1c" style:font-weight-asian="normal" style:font-weight-complex="normal"/>
    </style:style>
    <style:style style:name="T32" style:family="text">
      <style:text-properties fo:font-weight="normal" officeooo:rsid="00799b91" style:font-weight-asian="normal" style:font-weight-complex="normal"/>
    </style:style>
    <style:style style:name="T33" style:family="text">
      <style:text-properties fo:font-weight="normal" officeooo:rsid="007c47bc" style:font-weight-asian="normal" style:font-weight-complex="normal"/>
    </style:style>
    <style:style style:name="T34" style:family="text">
      <style:text-properties fo:font-weight="normal" officeooo:rsid="007dc94a" style:font-weight-asian="normal" style:font-weight-complex="normal"/>
    </style:style>
    <style:style style:name="T35" style:family="text">
      <style:text-properties fo:font-variant="normal" fo:text-transform="none" fo:color="#222222" fo:letter-spacing="normal"/>
    </style:style>
    <style:style style:name="T36" style:family="text">
      <style:text-properties fo:font-variant="normal" fo:text-transform="none" fo:color="#222222" fo:letter-spacing="normal" fo:font-weight="normal" officeooo:rsid="001a7aae" style:font-weight-asian="normal" style:font-weight-complex="normal"/>
    </style:style>
    <style:style style:name="T37" style:family="text">
      <style:text-properties fo:font-variant="normal" fo:text-transform="none" fo:color="#222222" fo:letter-spacing="normal" officeooo:rsid="0025e2dc"/>
    </style:style>
    <style:style style:name="T38" style:family="text">
      <style:text-properties fo:font-variant="normal" fo:text-transform="none" fo:color="#222222" fo:letter-spacing="normal" officeooo:rsid="002678aa"/>
    </style:style>
    <style:style style:name="T39" style:family="text">
      <style:text-properties fo:font-variant="normal" fo:text-transform="none" fo:color="#222222" fo:letter-spacing="normal" officeooo:rsid="00282cec"/>
    </style:style>
    <style:style style:name="T40" style:family="text">
      <style:text-properties fo:font-variant="normal" fo:text-transform="none" fo:color="#222222" fo:letter-spacing="normal" officeooo:rsid="00284d21"/>
    </style:style>
    <style:style style:name="T41" style:family="text">
      <style:text-properties fo:font-variant="normal" fo:text-transform="none" fo:color="#222222" fo:letter-spacing="normal" officeooo:rsid="0028bbe6"/>
    </style:style>
    <style:style style:name="T42" style:family="text">
      <style:text-properties fo:font-variant="normal" fo:text-transform="none" fo:color="#222222" fo:letter-spacing="normal" officeooo:rsid="001e0b6c"/>
    </style:style>
    <style:style style:name="T43" style:family="text">
      <style:text-properties fo:font-variant="normal" fo:text-transform="none" fo:color="#222222" fo:letter-spacing="normal" officeooo:rsid="002a0029"/>
    </style:style>
    <style:style style:name="T44" style:family="text">
      <style:text-properties officeooo:rsid="00229e55"/>
    </style:style>
    <style:style style:name="T45" style:family="text">
      <style:text-properties officeooo:rsid="002dd620"/>
    </style:style>
    <style:style style:name="T46" style:family="text">
      <style:text-properties officeooo:rsid="002f9fd2"/>
    </style:style>
    <style:style style:name="T47" style:family="text">
      <style:text-properties officeooo:rsid="002fbcc8"/>
    </style:style>
    <style:style style:name="T48" style:family="text">
      <style:text-properties officeooo:rsid="0035efab"/>
    </style:style>
    <style:style style:name="T49" style:family="text">
      <style:text-properties officeooo:rsid="003663e2"/>
    </style:style>
    <style:style style:name="T50" style:family="text">
      <style:text-properties officeooo:rsid="0037059f"/>
    </style:style>
    <style:style style:name="T51" style:family="text">
      <style:text-properties officeooo:rsid="004b2535"/>
    </style:style>
    <style:style style:name="T52" style:family="text">
      <style:text-properties officeooo:rsid="004e6e51"/>
    </style:style>
    <style:style style:name="T53" style:family="text">
      <style:text-properties officeooo:rsid="0051e58f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5632e4"/>
    </style:style>
    <style:style style:name="T56" style:family="text">
      <style:text-properties officeooo:rsid="00592c92"/>
    </style:style>
    <style:style style:name="T57" style:family="text">
      <style:text-properties officeooo:rsid="005d2318"/>
    </style:style>
    <style:style style:name="T58" style:family="text">
      <style:text-properties officeooo:rsid="005e5708"/>
    </style:style>
    <style:style style:name="T59" style:family="text">
      <style:text-properties officeooo:rsid="005f3646"/>
    </style:style>
    <style:style style:name="T60" style:family="text">
      <style:text-properties officeooo:rsid="0062234f"/>
    </style:style>
    <style:style style:name="T61" style:family="text">
      <style:text-properties officeooo:rsid="0062d422"/>
    </style:style>
    <style:style style:name="T62" style:family="text">
      <style:text-properties officeooo:rsid="0063aa58"/>
    </style:style>
    <style:style style:name="T63" style:family="text">
      <style:text-properties officeooo:rsid="0064233b"/>
    </style:style>
    <style:style style:name="T64" style:family="text">
      <style:text-properties officeooo:rsid="0065e12f"/>
    </style:style>
    <style:style style:name="T65" style:family="text">
      <style:text-properties officeooo:rsid="0067d439"/>
    </style:style>
    <style:style style:name="T66" style:family="text">
      <style:text-properties officeooo:rsid="0068447e"/>
    </style:style>
    <style:style style:name="T67" style:family="text">
      <style:text-properties officeooo:rsid="0069675c"/>
    </style:style>
    <style:style style:name="T68" style:family="text">
      <style:text-properties officeooo:rsid="006ad957"/>
    </style:style>
    <style:style style:name="T69" style:family="text">
      <style:text-properties officeooo:rsid="006b3e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Übung 8</text:p>
      <text:p text:style-name="P10"/>
      <text:p text:style-name="P11"><text:span text:style-name="T48">29</text:span>.</text:p>
      <text:p text:style-name="P14">a)</text:p>
      <text:p text:style-name="P32"><text:span text:style-name="T6">1) <text:s/></text:span>(00001011)1K,8 </text:p>
      <table:table table:name="Tabelle1" table:style-name="Tabelle1">
        <table:table-column table:style-name="Tabelle1.A" table:number-columns-repeated="8"/>
        <table:table-row>
          <table:table-cell table:style-name="Tabelle1.A1" office:value-type="string">
            <text:p text:style-name="P77">2^0</text:p>
          </table:table-cell>
          <table:table-cell table:style-name="Tabelle1.A1" office:value-type="string">
            <text:p text:style-name="P77">2^1</text:p>
          </table:table-cell>
          <table:table-cell table:style-name="Tabelle1.A1" office:value-type="string">
            <text:p text:style-name="P77">2^2</text:p>
          </table:table-cell>
          <table:table-cell table:style-name="Tabelle1.A1" office:value-type="string">
            <text:p text:style-name="P77">2^3</text:p>
          </table:table-cell>
          <table:table-cell table:style-name="Tabelle1.A1" office:value-type="string">
            <text:p text:style-name="P77">2^4</text:p>
          </table:table-cell>
          <table:table-cell table:style-name="Tabelle1.A1" office:value-type="string">
            <text:p text:style-name="P77">2^5</text:p>
          </table:table-cell>
          <table:table-cell table:style-name="Tabelle1.A1" office:value-type="string">
            <text:p text:style-name="P77">2^6</text:p>
          </table:table-cell>
          <table:table-cell table:style-name="Tabelle1.H1" office:value-type="string">
            <text:p text:style-name="P77">2^7</text:p>
          </table:table-cell>
        </table:table-row>
        <table:table-row>
          <table:table-cell table:style-name="Tabelle1.A2" office:value-type="string">
            <text:p text:style-name="P77">1*1</text:p>
          </table:table-cell>
          <table:table-cell table:style-name="Tabelle1.A2" office:value-type="string">
            <text:p text:style-name="P77">1*2</text:p>
          </table:table-cell>
          <table:table-cell table:style-name="Tabelle1.A2" office:value-type="string">
            <text:p text:style-name="P77">0</text:p>
          </table:table-cell>
          <table:table-cell table:style-name="Tabelle1.A2" office:value-type="string">
            <text:p text:style-name="P77">1*8</text:p>
          </table:table-cell>
          <table:table-cell table:style-name="Tabelle1.A2" office:value-type="string">
            <text:p text:style-name="P77">0</text:p>
          </table:table-cell>
          <table:table-cell table:style-name="Tabelle1.A2" office:value-type="string">
            <text:p text:style-name="P77">0</text:p>
          </table:table-cell>
          <table:table-cell table:style-name="Tabelle1.A2" office:value-type="string">
            <text:p text:style-name="P77">0</text:p>
          </table:table-cell>
          <table:table-cell table:style-name="Tabelle1.H2" office:value-type="string">
            <text:p text:style-name="P77">0</text:p>
          </table:table-cell>
        </table:table-row>
      </table:table>
      <text:p text:style-name="P14"/>
      <text:p text:style-name="P33">→ 1 + 2 + 8 = 11</text:p>
      <text:p text:style-name="P17"/>
      <text:p text:style-name="P36"><text:span text:style-name="T7">2</text:span><text:span text:style-name="T6">) <text:s/>(10001011)1K,8 </text:span></text:p>
      <table:table table:name="Tabelle2" table:style-name="Tabelle2">
        <table:table-column table:style-name="Tabelle2.A" table:number-columns-repeated="8"/>
        <table:table-row>
          <table:table-cell table:style-name="Tabelle2.A1" office:value-type="string">
            <text:p text:style-name="P78">2^0</text:p>
          </table:table-cell>
          <table:table-cell table:style-name="Tabelle2.A1" office:value-type="string">
            <text:p text:style-name="P78">2^1</text:p>
          </table:table-cell>
          <table:table-cell table:style-name="Tabelle2.A1" office:value-type="string">
            <text:p text:style-name="P78">2^2</text:p>
          </table:table-cell>
          <table:table-cell table:style-name="Tabelle2.A1" office:value-type="string">
            <text:p text:style-name="P78">2^3</text:p>
          </table:table-cell>
          <table:table-cell table:style-name="Tabelle2.A1" office:value-type="string">
            <text:p text:style-name="P78">2^4</text:p>
          </table:table-cell>
          <table:table-cell table:style-name="Tabelle2.A1" office:value-type="string">
            <text:p text:style-name="P78">2^5</text:p>
          </table:table-cell>
          <table:table-cell table:style-name="Tabelle2.A1" office:value-type="string">
            <text:p text:style-name="P78">2^6</text:p>
          </table:table-cell>
          <table:table-cell table:style-name="Tabelle2.H1" office:value-type="string">
            <text:p text:style-name="P78">2^7</text:p>
          </table:table-cell>
        </table:table-row>
        <table:table-row>
          <table:table-cell table:style-name="Tabelle2.A2" office:value-type="string">
            <text:p text:style-name="P78">1*<text:span text:style-name="T45">1</text:span></text:p>
          </table:table-cell>
          <table:table-cell table:style-name="Tabelle2.A2" office:value-type="string">
            <text:p text:style-name="P78">1*2</text:p>
          </table:table-cell>
          <table:table-cell table:style-name="Tabelle2.A2" office:value-type="string">
            <text:p text:style-name="P78">0</text:p>
          </table:table-cell>
          <table:table-cell table:style-name="Tabelle2.A2" office:value-type="string">
            <text:p text:style-name="P78">1*8</text:p>
          </table:table-cell>
          <table:table-cell table:style-name="Tabelle2.A2" office:value-type="string">
            <text:p text:style-name="P78">0</text:p>
          </table:table-cell>
          <table:table-cell table:style-name="Tabelle2.A2" office:value-type="string">
            <text:p text:style-name="P78">0</text:p>
          </table:table-cell>
          <table:table-cell table:style-name="Tabelle2.A2" office:value-type="string">
            <text:p text:style-name="P78">0</text:p>
          </table:table-cell>
          <table:table-cell table:style-name="Tabelle2.H2" office:value-type="string">
            <text:p text:style-name="P84">1*-127</text:p>
          </table:table-cell>
        </table:table-row>
      </table:table>
      <text:p text:style-name="P15"/>
      <text:p text:style-name="P34">→ 1 + 2 + 8 –<text:span text:style-name="T46"> 127 </text:span>= <text:span text:style-name="T47">-116</text:span></text:p>
      <text:p text:style-name="P34"/>
      <text:p text:style-name="P37"><text:span text:style-name="T7">3</text:span><text:span text:style-name="T6">) <text:s/>(00010101)2K,8 </text:span></text:p>
      <table:table table:name="Tabelle3" table:style-name="Tabelle3">
        <table:table-column table:style-name="Tabelle3.A" table:number-columns-repeated="8"/>
        <table:table-row>
          <table:table-cell table:style-name="Tabelle3.A1" office:value-type="string">
            <text:p text:style-name="P79">2^0</text:p>
          </table:table-cell>
          <table:table-cell table:style-name="Tabelle3.A1" office:value-type="string">
            <text:p text:style-name="P79">2^1</text:p>
          </table:table-cell>
          <table:table-cell table:style-name="Tabelle3.A1" office:value-type="string">
            <text:p text:style-name="P79">2^2</text:p>
          </table:table-cell>
          <table:table-cell table:style-name="Tabelle3.A1" office:value-type="string">
            <text:p text:style-name="P79">2^3</text:p>
          </table:table-cell>
          <table:table-cell table:style-name="Tabelle3.A1" office:value-type="string">
            <text:p text:style-name="P79">2^4</text:p>
          </table:table-cell>
          <table:table-cell table:style-name="Tabelle3.A1" office:value-type="string">
            <text:p text:style-name="P79">2^5</text:p>
          </table:table-cell>
          <table:table-cell table:style-name="Tabelle3.A1" office:value-type="string">
            <text:p text:style-name="P79">2^6</text:p>
          </table:table-cell>
          <table:table-cell table:style-name="Tabelle3.H1" office:value-type="string">
            <text:p text:style-name="P79">2^7</text:p>
          </table:table-cell>
        </table:table-row>
        <table:table-row>
          <table:table-cell table:style-name="Tabelle3.A2" office:value-type="string">
            <text:p text:style-name="P79">1*<text:span text:style-name="T45">1</text:span></text:p>
          </table:table-cell>
          <table:table-cell table:style-name="Tabelle3.A2" office:value-type="string">
            <text:p text:style-name="P86">0</text:p>
          </table:table-cell>
          <table:table-cell table:style-name="Tabelle3.A2" office:value-type="string">
            <text:p text:style-name="P86">1*4</text:p>
          </table:table-cell>
          <table:table-cell table:style-name="Tabelle3.A2" office:value-type="string">
            <text:p text:style-name="P86">0</text:p>
          </table:table-cell>
          <table:table-cell table:style-name="Tabelle3.A2" office:value-type="string">
            <text:p text:style-name="P86">1*16</text:p>
          </table:table-cell>
          <table:table-cell table:style-name="Tabelle3.A2" office:value-type="string">
            <text:p text:style-name="P79">0</text:p>
          </table:table-cell>
          <table:table-cell table:style-name="Tabelle3.A2" office:value-type="string">
            <text:p text:style-name="P79">0</text:p>
          </table:table-cell>
          <table:table-cell table:style-name="Tabelle3.H2" office:value-type="string">
            <text:p text:style-name="P86">0</text:p>
          </table:table-cell>
        </table:table-row>
      </table:table>
      <text:p text:style-name="P16"/>
      <text:p text:style-name="P35">→ 1 + <text:span text:style-name="T49">4 </text:span>+ <text:span text:style-name="T49">16 </text:span>= <text:span text:style-name="T49">21</text:span></text:p>
      <text:p text:style-name="P16"/>
      <text:p text:style-name="P37"><text:span text:style-name="T7">4</text:span><text:span text:style-name="T6">) <text:s/>(10010101)2K,8 </text:span></text:p>
      <table:table table:name="Tabelle4" table:style-name="Tabelle4">
        <table:table-column table:style-name="Tabelle4.A" table:number-columns-repeated="8"/>
        <table:table-row>
          <table:table-cell table:style-name="Tabelle4.A1" office:value-type="string">
            <text:p text:style-name="P79">2^0</text:p>
          </table:table-cell>
          <table:table-cell table:style-name="Tabelle4.A1" office:value-type="string">
            <text:p text:style-name="P79">2^1</text:p>
          </table:table-cell>
          <table:table-cell table:style-name="Tabelle4.A1" office:value-type="string">
            <text:p text:style-name="P79">2^2</text:p>
          </table:table-cell>
          <table:table-cell table:style-name="Tabelle4.A1" office:value-type="string">
            <text:p text:style-name="P79">2^3</text:p>
          </table:table-cell>
          <table:table-cell table:style-name="Tabelle4.A1" office:value-type="string">
            <text:p text:style-name="P79">2^4</text:p>
          </table:table-cell>
          <table:table-cell table:style-name="Tabelle4.A1" office:value-type="string">
            <text:p text:style-name="P79">2^5</text:p>
          </table:table-cell>
          <table:table-cell table:style-name="Tabelle4.A1" office:value-type="string">
            <text:p text:style-name="P79">2^6</text:p>
          </table:table-cell>
          <table:table-cell table:style-name="Tabelle4.H1" office:value-type="string">
            <text:p text:style-name="P79">2^7</text:p>
          </table:table-cell>
        </table:table-row>
        <table:table-row>
          <table:table-cell table:style-name="Tabelle4.A2" office:value-type="string">
            <text:p text:style-name="P79">1*<text:span text:style-name="T45">1</text:span></text:p>
          </table:table-cell>
          <table:table-cell table:style-name="Tabelle4.A2" office:value-type="string">
            <text:p text:style-name="P87">0</text:p>
          </table:table-cell>
          <table:table-cell table:style-name="Tabelle4.A2" office:value-type="string">
            <text:p text:style-name="P87">1*4</text:p>
          </table:table-cell>
          <table:table-cell table:style-name="Tabelle4.A2" office:value-type="string">
            <text:p text:style-name="P87">0</text:p>
          </table:table-cell>
          <table:table-cell table:style-name="Tabelle4.A2" office:value-type="string">
            <text:p text:style-name="P87">1*16</text:p>
          </table:table-cell>
          <table:table-cell table:style-name="Tabelle4.A2" office:value-type="string">
            <text:p text:style-name="P79">0</text:p>
          </table:table-cell>
          <table:table-cell table:style-name="Tabelle4.A2" office:value-type="string">
            <text:p text:style-name="P79">0</text:p>
          </table:table-cell>
          <table:table-cell table:style-name="Tabelle4.H2" office:value-type="string">
            <text:p text:style-name="P85">1*-12<text:span text:style-name="T50">8</text:span></text:p>
          </table:table-cell>
        </table:table-row>
      </table:table>
      <text:p text:style-name="P16"/>
      <text:p text:style-name="P35">→ 1 + <text:span text:style-name="T50">4</text:span> + <text:span text:style-name="T50">16</text:span> –<text:span text:style-name="T46"> 128 </text:span>= <text:span text:style-name="T47">-107</text:span></text:p>
      <text:p text:style-name="P35"/>
      <text:p text:style-name="P38">b)</text:p>
      <text:p text:style-name="P43"><text:span text:style-name="T8">1</text:span><text:span text:style-name="T6">) <text:s/>c1K,8(</text:span><text:span text:style-name="T12">64</text:span><text:span text:style-name="T6">) </text:span></text:p>
      <table:table table:name="Tabelle5" table:style-name="Tabelle5">
        <table:table-column table:style-name="Tabelle5.A" table:number-columns-repeated="8"/>
        <table:table-row>
          <table:table-cell table:style-name="Tabelle5.A1" office:value-type="string">
            <text:p text:style-name="P80">2^0</text:p>
          </table:table-cell>
          <table:table-cell table:style-name="Tabelle5.A1" office:value-type="string">
            <text:p text:style-name="P80">2^1</text:p>
          </table:table-cell>
          <table:table-cell table:style-name="Tabelle5.A1" office:value-type="string">
            <text:p text:style-name="P80">2^2</text:p>
          </table:table-cell>
          <table:table-cell table:style-name="Tabelle5.A1" office:value-type="string">
            <text:p text:style-name="P80">2^3</text:p>
          </table:table-cell>
          <table:table-cell table:style-name="Tabelle5.A1" office:value-type="string">
            <text:p text:style-name="P80">2^4</text:p>
          </table:table-cell>
          <table:table-cell table:style-name="Tabelle5.A1" office:value-type="string">
            <text:p text:style-name="P80">2^5</text:p>
          </table:table-cell>
          <table:table-cell table:style-name="Tabelle5.A1" office:value-type="string">
            <text:p text:style-name="P80">2^6</text:p>
          </table:table-cell>
          <table:table-cell table:style-name="Tabelle5.H1" office:value-type="string">
            <text:p text:style-name="P80">2^7</text:p>
          </table:table-cell>
        </table:table-row>
        <table:table-row>
          <table:table-cell table:style-name="Tabelle5.A2" office:value-type="string">
            <text:p text:style-name="P89">0</text:p>
          </table:table-cell>
          <table:table-cell table:style-name="Tabelle5.A2" office:value-type="string">
            <text:p text:style-name="P89">0</text:p>
          </table:table-cell>
          <table:table-cell table:style-name="Tabelle5.A2" office:value-type="string">
            <text:p text:style-name="P89">0</text:p>
          </table:table-cell>
          <table:table-cell table:style-name="Tabelle5.A2" office:value-type="string">
            <text:p text:style-name="P88">0</text:p>
          </table:table-cell>
          <table:table-cell table:style-name="Tabelle5.A2" office:value-type="string">
            <text:p text:style-name="P89">0</text:p>
          </table:table-cell>
          <table:table-cell table:style-name="Tabelle5.A2" office:value-type="string">
            <text:p text:style-name="P80">0</text:p>
          </table:table-cell>
          <table:table-cell table:style-name="Tabelle5.A2" office:value-type="string">
            <text:p text:style-name="P89">1*64</text:p>
          </table:table-cell>
          <table:table-cell table:style-name="Tabelle5.H2" office:value-type="string">
            <text:p text:style-name="P89">0</text:p>
          </table:table-cell>
        </table:table-row>
      </table:table>
      <text:p text:style-name="P39"><text:soft-page-break/>→ <text:span text:style-name="T6">c1K,8(</text:span><text:span text:style-name="T11">64</text:span><text:span text:style-name="T6">) </text:span><text:span text:style-name="T2">→ </text:span><text:span text:style-name="T9">64 </text:span><text:span text:style-name="T2">→ </text:span><text:span text:style-name="T6">(00010101)</text:span><text:span text:style-name="T9">1</text:span><text:span text:style-name="T6">K,8</text:span></text:p>
      <text:p text:style-name="P39"><text:span text:style-name="T6"/></text:p>
      <text:p text:style-name="P44"><text:span text:style-name="T10">2</text:span><text:span text:style-name="T6">) <text:s/>c1K,8(</text:span><text:span text:style-name="T13">-32</text:span><text:span text:style-name="T6">) </text:span></text:p>
      <table:table table:name="Tabelle6" table:style-name="Tabelle6">
        <table:table-column table:style-name="Tabelle6.A" table:number-columns-repeated="8"/>
        <table:table-row>
          <table:table-cell table:style-name="Tabelle6.A1" office:value-type="string">
            <text:p text:style-name="P81">2^0</text:p>
          </table:table-cell>
          <table:table-cell table:style-name="Tabelle6.A1" office:value-type="string">
            <text:p text:style-name="P81">2^1</text:p>
          </table:table-cell>
          <table:table-cell table:style-name="Tabelle6.A1" office:value-type="string">
            <text:p text:style-name="P81">2^2</text:p>
          </table:table-cell>
          <table:table-cell table:style-name="Tabelle6.A1" office:value-type="string">
            <text:p text:style-name="P81">2^3</text:p>
          </table:table-cell>
          <table:table-cell table:style-name="Tabelle6.A1" office:value-type="string">
            <text:p text:style-name="P81">2^4</text:p>
          </table:table-cell>
          <table:table-cell table:style-name="Tabelle6.A1" office:value-type="string">
            <text:p text:style-name="P81">2^5</text:p>
          </table:table-cell>
          <table:table-cell table:style-name="Tabelle6.A1" office:value-type="string">
            <text:p text:style-name="P81">2^6</text:p>
          </table:table-cell>
          <table:table-cell table:style-name="Tabelle6.H1" office:value-type="string">
            <text:p text:style-name="P81">2^7</text:p>
          </table:table-cell>
        </table:table-row>
        <table:table-row>
          <table:table-cell table:style-name="Tabelle6.A2" office:value-type="string">
            <text:p text:style-name="P90">1</text:p>
          </table:table-cell>
          <table:table-cell table:style-name="Tabelle6.A2" office:value-type="string">
            <text:p text:style-name="P90">1</text:p>
          </table:table-cell>
          <table:table-cell table:style-name="Tabelle6.A2" office:value-type="string">
            <text:p text:style-name="P90">1</text:p>
          </table:table-cell>
          <table:table-cell table:style-name="Tabelle6.A2" office:value-type="string">
            <text:p text:style-name="P90">1</text:p>
          </table:table-cell>
          <table:table-cell table:style-name="Tabelle6.A2" office:value-type="string">
            <text:p text:style-name="P90">1</text:p>
          </table:table-cell>
          <table:table-cell table:style-name="Tabelle6.A2" office:value-type="string">
            <text:p text:style-name="P90">0</text:p>
          </table:table-cell>
          <table:table-cell table:style-name="Tabelle6.A2" office:value-type="string">
            <text:p text:style-name="P90">1</text:p>
          </table:table-cell>
          <table:table-cell table:style-name="Tabelle6.H2" office:value-type="string">
            <text:p text:style-name="P90">1</text:p>
          </table:table-cell>
        </table:table-row>
      </table:table>
      <text:p text:style-name="P40"><text:span text:style-name="T6">→ c1K,8(</text:span><text:span text:style-name="T13">-32</text:span><text:span text:style-name="T6">) → </text:span><text:span text:style-name="T14">1 + 2 + 4 + 8 + 16 + 0 + 64 - 127</text:span><text:span text:style-name="T9"> </text:span><text:span text:style-name="T6">→ (</text:span><text:span text:style-name="T14">11011111</text:span><text:span text:style-name="T6">)</text:span><text:span text:style-name="T9">1</text:span><text:span text:style-name="T6">K,8</text:span></text:p>
      <text:p text:style-name="P40"><text:span text:style-name="T6"/></text:p>
      <text:p text:style-name="P45"><text:span text:style-name="T15">3</text:span><text:span text:style-name="T6">) <text:s/>c</text:span><text:span text:style-name="T15">2</text:span><text:span text:style-name="T6">K,8(</text:span><text:span text:style-name="T15">64</text:span><text:span text:style-name="T6">) </text:span></text:p>
      <table:table table:name="Tabelle7" table:style-name="Tabelle7">
        <table:table-column table:style-name="Tabelle7.A" table:number-columns-repeated="8"/>
        <table:table-row>
          <table:table-cell table:style-name="Tabelle7.A1" office:value-type="string">
            <text:p text:style-name="P82">2^0</text:p>
          </table:table-cell>
          <table:table-cell table:style-name="Tabelle7.A1" office:value-type="string">
            <text:p text:style-name="P82">2^1</text:p>
          </table:table-cell>
          <table:table-cell table:style-name="Tabelle7.A1" office:value-type="string">
            <text:p text:style-name="P82">2^2</text:p>
          </table:table-cell>
          <table:table-cell table:style-name="Tabelle7.A1" office:value-type="string">
            <text:p text:style-name="P82">2^3</text:p>
          </table:table-cell>
          <table:table-cell table:style-name="Tabelle7.A1" office:value-type="string">
            <text:p text:style-name="P82">2^4</text:p>
          </table:table-cell>
          <table:table-cell table:style-name="Tabelle7.A1" office:value-type="string">
            <text:p text:style-name="P82">2^5</text:p>
          </table:table-cell>
          <table:table-cell table:style-name="Tabelle7.A1" office:value-type="string">
            <text:p text:style-name="P82">2^6</text:p>
          </table:table-cell>
          <table:table-cell table:style-name="Tabelle7.H1" office:value-type="string">
            <text:p text:style-name="P82">2^7</text:p>
          </table:table-cell>
        </table:table-row>
        <table:table-row>
          <table:table-cell table:style-name="Tabelle7.A2" office:value-type="string">
            <text:p text:style-name="P93">1</text:p>
          </table:table-cell>
          <table:table-cell table:style-name="Tabelle7.A2" office:value-type="string">
            <text:p text:style-name="P93">0</text:p>
          </table:table-cell>
          <table:table-cell table:style-name="Tabelle7.A2" office:value-type="string">
            <text:p text:style-name="P93">0</text:p>
          </table:table-cell>
          <table:table-cell table:style-name="Tabelle7.A2" office:value-type="string">
            <text:p text:style-name="P93">0</text:p>
          </table:table-cell>
          <table:table-cell table:style-name="Tabelle7.A2" office:value-type="string">
            <text:p text:style-name="P93">0</text:p>
          </table:table-cell>
          <table:table-cell table:style-name="Tabelle7.A2" office:value-type="string">
            <text:p text:style-name="P91">0</text:p>
          </table:table-cell>
          <table:table-cell table:style-name="Tabelle7.A2" office:value-type="string">
            <text:p text:style-name="P91">1</text:p>
          </table:table-cell>
          <table:table-cell table:style-name="Tabelle7.H2" office:value-type="string">
            <text:p text:style-name="P93">0</text:p>
          </table:table-cell>
        </table:table-row>
      </table:table>
      <text:p text:style-name="P41"><text:span text:style-name="T6">→ c</text:span><text:span text:style-name="T18">2</text:span><text:span text:style-name="T6">K,8(</text:span><text:span text:style-name="T18">84</text:span><text:span text:style-name="T6">) → </text:span><text:span text:style-name="T14">1 + </text:span><text:span text:style-name="T17">64</text:span><text:span text:style-name="T9"> </text:span><text:span text:style-name="T6">→ (</text:span><text:span text:style-name="T16">0</text:span><text:span text:style-name="T14">10</text:span><text:span text:style-name="T16">0000</text:span><text:span text:style-name="T14">1</text:span><text:span text:style-name="T6">)</text:span><text:span text:style-name="T16">2</text:span><text:span text:style-name="T6">K,8</text:span></text:p>
      <text:p text:style-name="P41"><text:span text:style-name="T6"/></text:p>
      <text:p text:style-name="P46"><text:span text:style-name="T19">4</text:span><text:span text:style-name="T6">) <text:s/>c</text:span><text:span text:style-name="T19">2</text:span><text:span text:style-name="T6">K,8(</text:span><text:span text:style-name="T13">-32</text:span><text:span text:style-name="T6">) </text:span></text:p>
      <table:table table:name="Tabelle8" table:style-name="Tabelle8">
        <table:table-column table:style-name="Tabelle8.A" table:number-columns-repeated="8"/>
        <table:table-row>
          <table:table-cell table:style-name="Tabelle8.A1" office:value-type="string">
            <text:p text:style-name="P83">2^0</text:p>
          </table:table-cell>
          <table:table-cell table:style-name="Tabelle8.A1" office:value-type="string">
            <text:p text:style-name="P83">2^1</text:p>
          </table:table-cell>
          <table:table-cell table:style-name="Tabelle8.A1" office:value-type="string">
            <text:p text:style-name="P83">2^2</text:p>
          </table:table-cell>
          <table:table-cell table:style-name="Tabelle8.A1" office:value-type="string">
            <text:p text:style-name="P83">2^3</text:p>
          </table:table-cell>
          <table:table-cell table:style-name="Tabelle8.A1" office:value-type="string">
            <text:p text:style-name="P83">2^4</text:p>
          </table:table-cell>
          <table:table-cell table:style-name="Tabelle8.A1" office:value-type="string">
            <text:p text:style-name="P83">2^5</text:p>
          </table:table-cell>
          <table:table-cell table:style-name="Tabelle8.A1" office:value-type="string">
            <text:p text:style-name="P83">2^6</text:p>
          </table:table-cell>
          <table:table-cell table:style-name="Tabelle8.H1" office:value-type="string">
            <text:p text:style-name="P83">2^7</text:p>
          </table:table-cell>
        </table:table-row>
        <table:table-row>
          <table:table-cell table:style-name="Tabelle8.A2" office:value-type="string">
            <text:p text:style-name="P92">1</text:p>
          </table:table-cell>
          <table:table-cell table:style-name="Tabelle8.A2" office:value-type="string">
            <text:p text:style-name="P92">1</text:p>
          </table:table-cell>
          <table:table-cell table:style-name="Tabelle8.A2" office:value-type="string">
            <text:p text:style-name="P92">1</text:p>
          </table:table-cell>
          <table:table-cell table:style-name="Tabelle8.A2" office:value-type="string">
            <text:p text:style-name="P92">1</text:p>
          </table:table-cell>
          <table:table-cell table:style-name="Tabelle8.A2" office:value-type="string">
            <text:p text:style-name="P92">1</text:p>
          </table:table-cell>
          <table:table-cell table:style-name="Tabelle8.A2" office:value-type="string">
            <text:p text:style-name="P92">0</text:p>
          </table:table-cell>
          <table:table-cell table:style-name="Tabelle8.A2" office:value-type="string">
            <text:p text:style-name="P92">1</text:p>
          </table:table-cell>
          <table:table-cell table:style-name="Tabelle8.H2" office:value-type="string">
            <text:p text:style-name="P92">1</text:p>
          </table:table-cell>
        </table:table-row>
        <table:table-row>
          <table:table-cell table:style-name="Tabelle8.A2" office:value-type="string">
            <text:p text:style-name="P94">0</text:p>
          </table:table-cell>
          <table:table-cell table:style-name="Tabelle8.A2" office:value-type="string">
            <text:p text:style-name="P94">0</text:p>
          </table:table-cell>
          <table:table-cell table:style-name="Tabelle8.A2" office:value-type="string">
            <text:p text:style-name="P94">0</text:p>
          </table:table-cell>
          <table:table-cell table:style-name="Tabelle8.A2" office:value-type="string">
            <text:p text:style-name="P94">0</text:p>
          </table:table-cell>
          <table:table-cell table:style-name="Tabelle8.A2" office:value-type="string">
            <text:p text:style-name="P94">0</text:p>
          </table:table-cell>
          <table:table-cell table:style-name="Tabelle8.A2" office:value-type="string">
            <text:p text:style-name="P94">1</text:p>
          </table:table-cell>
          <table:table-cell table:style-name="Tabelle8.A2" office:value-type="string">
            <text:p text:style-name="P94">1</text:p>
          </table:table-cell>
          <table:table-cell table:style-name="Tabelle8.H2" office:value-type="string">
            <text:p text:style-name="P94">1</text:p>
          </table:table-cell>
        </table:table-row>
      </table:table>
      <text:p text:style-name="P42"><text:span text:style-name="T6">→ c</text:span><text:span text:style-name="T19">2</text:span><text:span text:style-name="T6">K,8(</text:span><text:span text:style-name="T13">-32</text:span><text:span text:style-name="T6">) →</text:span><text:span text:style-name="T14"> </text:span><text:span text:style-name="T20">32</text:span><text:span text:style-name="T14"> + 64 - 12</text:span><text:span text:style-name="T20">8</text:span><text:span text:style-name="T9"> </text:span><text:span text:style-name="T6">→ (</text:span><text:span text:style-name="T20">11100000</text:span><text:span text:style-name="T6">)</text:span><text:span text:style-name="T20">2</text:span><text:span text:style-name="T6">K,8</text:span></text:p>
      <text:p text:style-name="P35"/>
      <text:p text:style-name="P47">c)</text:p>
      <text:p text:style-name="P51">1)</text:p>
      <table:table table:name="Tabelle9" table:style-name="Tabelle9">
        <table:table-column table:style-name="Tabelle9.A" table:number-columns-repeated="4"/>
        <table:table-row>
          <table:table-cell table:style-name="Tabelle9.A1" office:value-type="string">
            <text:p text:style-name="P95">1</text:p>
          </table:table-cell>
          <table:table-cell table:style-name="Tabelle9.A1" office:value-type="string">
            <text:p text:style-name="P95">0</text:p>
          </table:table-cell>
          <table:table-cell table:style-name="Tabelle9.A1" office:value-type="string">
            <text:p text:style-name="P95">0</text:p>
          </table:table-cell>
          <table:table-cell table:style-name="Tabelle9.D1" office:value-type="string">
            <text:p text:style-name="P95">1</text:p>
          </table:table-cell>
        </table:table-row>
        <table:table-row>
          <table:table-cell table:style-name="Tabelle9.A2" office:value-type="string">
            <text:p text:style-name="P95">0</text:p>
          </table:table-cell>
          <table:table-cell table:style-name="Tabelle9.A2" office:value-type="string">
            <text:p text:style-name="P95">1</text:p>
          </table:table-cell>
          <table:table-cell table:style-name="Tabelle9.A2" office:value-type="string">
            <text:p text:style-name="P95">1</text:p>
          </table:table-cell>
          <table:table-cell table:style-name="Tabelle9.D2" office:value-type="string">
            <text:p text:style-name="P95">1</text:p>
          </table:table-cell>
        </table:table-row>
        <table:table-row>
          <table:table-cell table:style-name="Tabelle9.A2" office:value-type="string">
            <text:p text:style-name="P95">1</text:p>
          </table:table-cell>
          <table:table-cell table:style-name="Tabelle9.A2" office:value-type="string">
            <text:p text:style-name="P95">1</text:p>
          </table:table-cell>
          <table:table-cell table:style-name="Tabelle9.A2" office:value-type="string">
            <text:p text:style-name="P95">1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95">0</text:p>
          </table:table-cell>
          <table:table-cell table:style-name="Tabelle9.A2" office:value-type="string">
            <text:p text:style-name="P95">0</text:p>
          </table:table-cell>
          <table:table-cell table:style-name="Tabelle9.A2" office:value-type="string">
            <text:p text:style-name="P95">0</text:p>
          </table:table-cell>
          <table:table-cell table:style-name="Tabelle9.D2" office:value-type="string">
            <text:p text:style-name="P95">0</text:p>
          </table:table-cell>
        </table:table-row>
        <table:table-row>
          <table:table-cell table:style-name="Tabelle9.A2" office:value-type="string">
            <text:p text:style-name="P95">-</text:p>
          </table:table-cell>
          <table:table-cell table:style-name="Tabelle9.A2" office:value-type="string">
            <text:p text:style-name="P95">-</text:p>
          </table:table-cell>
          <table:table-cell table:style-name="Tabelle9.A2" office:value-type="string">
            <text:p text:style-name="P95">-</text:p>
          </table:table-cell>
          <table:table-cell table:style-name="Tabelle9.D2" office:value-type="string">
            <text:p text:style-name="P95">+1</text:p>
          </table:table-cell>
        </table:table-row>
      </table:table>
      <text:p text:style-name="P47"/>
      <text:p text:style-name="P51">→ 0001</text:p>
      <text:p text:style-name="P51"/>
      <text:p text:style-name="P51">2)</text:p>
      <table:table table:name="Tabelle10" table:style-name="Tabelle10">
        <table:table-column table:style-name="Tabelle10.A" table:number-columns-repeated="4"/>
        <table:table-row>
          <table:table-cell table:style-name="Tabelle10.A1" office:value-type="string">
            <text:p text:style-name="P100">0</text:p>
          </table:table-cell>
          <table:table-cell table:style-name="Tabelle10.A1" office:value-type="string">
            <text:p text:style-name="P95">1</text:p>
          </table:table-cell>
          <table:table-cell table:style-name="Tabelle10.A1" office:value-type="string">
            <text:p text:style-name="P95">1</text:p>
          </table:table-cell>
          <table:table-cell table:style-name="Tabelle10.D1" office:value-type="string">
            <text:p text:style-name="P95">1</text:p>
          </table:table-cell>
        </table:table-row>
        <table:table-row>
          <table:table-cell table:style-name="Tabelle10.A2" office:value-type="string">
            <text:p text:style-name="P102">0</text:p>
          </table:table-cell>
          <table:table-cell table:style-name="Tabelle10.A2" office:value-type="string">
            <text:p text:style-name="P102">0</text:p>
          </table:table-cell>
          <table:table-cell table:style-name="Tabelle10.A2" office:value-type="string">
            <text:p text:style-name="P102">0</text:p>
          </table:table-cell>
          <table:table-cell table:style-name="Tabelle10.D2" office:value-type="string">
            <text:p text:style-name="P102">1</text:p>
          </table:table-cell>
        </table:table-row>
        <table:table-row>
          <table:table-cell table:style-name="Tabelle10.A2" office:value-type="string">
            <text:p text:style-name="P95"/>
          </table:table-cell>
          <table:table-cell table:style-name="Tabelle10.A2" office:value-type="string">
            <text:p text:style-name="P99"/>
          </table:table-cell>
          <table:table-cell table:style-name="Tabelle10.A2" office:value-type="string">
            <text:p text:style-name="P95"/>
          </table:table-cell>
          <table:table-cell table:style-name="Tabelle10.D2" office:value-type="string">
            <text:p text:style-name="P98"/>
          </table:table-cell>
        </table:table-row>
        <table:table-row>
          <table:table-cell table:style-name="Tabelle10.A2" office:value-type="string">
            <text:p text:style-name="P99">0</text:p>
          </table:table-cell>
          <table:table-cell table:style-name="Tabelle10.A2" office:value-type="string">
            <text:p text:style-name="P102">1</text:p>
          </table:table-cell>
          <table:table-cell table:style-name="Tabelle10.A2" office:value-type="string">
            <text:p text:style-name="P102">1</text:p>
          </table:table-cell>
          <table:table-cell table:style-name="Tabelle10.D2" office:value-type="string">
            <text:p text:style-name="P102">0</text:p>
          </table:table-cell>
        </table:table-row>
      </table:table>
      <text:p text:style-name="P48"/>
      <text:p text:style-name="P54"><text:soft-page-break/>→ 0110</text:p>
      <text:p text:style-name="P54"/>
      <text:p text:style-name="P52"><text:span text:style-name="T51">3</text:span>)</text:p>
      <table:table table:name="Tabelle11" table:style-name="Tabelle11">
        <table:table-column table:style-name="Tabelle11.A" table:number-columns-repeated="4"/>
        <table:table-row>
          <table:table-cell table:style-name="Tabelle11.A1" office:value-type="string">
            <text:p text:style-name="P105">1</text:p>
          </table:table-cell>
          <table:table-cell table:style-name="Tabelle11.A1" office:value-type="string">
            <text:p text:style-name="P105">0</text:p>
          </table:table-cell>
          <table:table-cell table:style-name="Tabelle11.A1" office:value-type="string">
            <text:p text:style-name="P105">0</text:p>
          </table:table-cell>
          <table:table-cell table:style-name="Tabelle11.D1" office:value-type="string">
            <text:p text:style-name="P96">1</text:p>
          </table:table-cell>
        </table:table-row>
        <table:table-row>
          <table:table-cell table:style-name="Tabelle11.A2" office:value-type="string">
            <text:p text:style-name="P103">0</text:p>
          </table:table-cell>
          <table:table-cell table:style-name="Tabelle11.A2" office:value-type="string">
            <text:p text:style-name="P105">1</text:p>
          </table:table-cell>
          <table:table-cell table:style-name="Tabelle11.A2" office:value-type="string">
            <text:p text:style-name="P105">1</text:p>
          </table:table-cell>
          <table:table-cell table:style-name="Tabelle11.D2" office:value-type="string">
            <text:p text:style-name="P103">1</text:p>
          </table:table-cell>
        </table:table-row>
        <table:table-row>
          <table:table-cell table:style-name="Tabelle11.A2" office:value-type="string">
            <text:p text:style-name="P96"/>
          </table:table-cell>
          <table:table-cell table:style-name="Tabelle11.A2" office:value-type="string">
            <text:p text:style-name="P107"/>
          </table:table-cell>
          <table:table-cell table:style-name="Tabelle11.A2" office:value-type="string">
            <text:p text:style-name="P106">1</text:p>
          </table:table-cell>
          <table:table-cell table:style-name="Tabelle11.D2" office:value-type="string">
            <text:p text:style-name="P104"/>
          </table:table-cell>
        </table:table-row>
        <table:table-row>
          <table:table-cell table:style-name="Tabelle11.A2" office:value-type="string">
            <text:p text:style-name="P107">1</text:p>
          </table:table-cell>
          <table:table-cell table:style-name="Tabelle11.A2" office:value-type="string">
            <text:p text:style-name="P103">1</text:p>
          </table:table-cell>
          <table:table-cell table:style-name="Tabelle11.A2" office:value-type="string">
            <text:p text:style-name="P106">0</text:p>
          </table:table-cell>
          <table:table-cell table:style-name="Tabelle11.D2" office:value-type="string">
            <text:p text:style-name="P103">0</text:p>
          </table:table-cell>
        </table:table-row>
      </table:table>
      <text:p text:style-name="P49"/>
      <text:p text:style-name="P55">→ 1100</text:p>
      <text:p text:style-name="P55"/>
      <text:p text:style-name="P53"><text:span text:style-name="T52">4</text:span>)</text:p>
      <table:table table:name="Tabelle12" table:style-name="Tabelle12">
        <table:table-column table:style-name="Tabelle12.A" table:number-columns-repeated="4"/>
        <table:table-row>
          <table:table-cell table:style-name="Tabelle12.A1" office:value-type="string">
            <text:p text:style-name="P101">0</text:p>
          </table:table-cell>
          <table:table-cell table:style-name="Tabelle12.A1" office:value-type="string">
            <text:p text:style-name="P97">1</text:p>
          </table:table-cell>
          <table:table-cell table:style-name="Tabelle12.A1" office:value-type="string">
            <text:p text:style-name="P97">1</text:p>
          </table:table-cell>
          <table:table-cell table:style-name="Tabelle12.D1" office:value-type="string">
            <text:p text:style-name="P97">1</text:p>
          </table:table-cell>
        </table:table-row>
        <table:table-row>
          <table:table-cell table:style-name="Tabelle12.A2" office:value-type="string">
            <text:p text:style-name="P109">0</text:p>
          </table:table-cell>
          <table:table-cell table:style-name="Tabelle12.A2" office:value-type="string">
            <text:p text:style-name="P109">0</text:p>
          </table:table-cell>
          <table:table-cell table:style-name="Tabelle12.A2" office:value-type="string">
            <text:p text:style-name="P109">0</text:p>
          </table:table-cell>
          <table:table-cell table:style-name="Tabelle12.D2" office:value-type="string">
            <text:p text:style-name="P109">1</text:p>
          </table:table-cell>
        </table:table-row>
        <table:table-row>
          <table:table-cell table:style-name="Tabelle12.A2" office:value-type="string">
            <text:p text:style-name="P109">1</text:p>
          </table:table-cell>
          <table:table-cell table:style-name="Tabelle12.A2" office:value-type="string">
            <text:p text:style-name="P109">1</text:p>
          </table:table-cell>
          <table:table-cell table:style-name="Tabelle12.A2" office:value-type="string">
            <text:p text:style-name="P109">1</text:p>
          </table:table-cell>
          <table:table-cell table:style-name="Tabelle12.D2" office:value-type="string">
            <text:p text:style-name="P108"/>
          </table:table-cell>
        </table:table-row>
        <table:table-row>
          <table:table-cell table:style-name="Tabelle12.A2" office:value-type="string">
            <text:p text:style-name="P109">1</text:p>
          </table:table-cell>
          <table:table-cell table:style-name="Tabelle12.A2" office:value-type="string">
            <text:p text:style-name="P110">0</text:p>
          </table:table-cell>
          <table:table-cell table:style-name="Tabelle12.A2" office:value-type="string">
            <text:p text:style-name="P110">0</text:p>
          </table:table-cell>
          <table:table-cell table:style-name="Tabelle12.D2" office:value-type="string">
            <text:p text:style-name="P109">0</text:p>
          </table:table-cell>
        </table:table-row>
      </table:table>
      <text:p text:style-name="P50"/>
      <text:p text:style-name="P56">→ 1000</text:p>
      <text:p text:style-name="P56"/>
      <text:p text:style-name="P57">5)</text:p>
      <text:p text:style-name="P57">9 – 16 = -7 Bereichsüberlauf</text:p>
      <text:p text:style-name="P57"/>
      <text:p text:style-name="P57">6)</text:p>
      <text:p text:style-name="P57">- 10 + 14 = 4 Bereichsüberlauf</text:p>
      <text:p text:style-name="P57"/>
      <text:p text:style-name="P58"><text:span text:style-name="T53">d)</text:span></text:p>
      <text:p text:style-name="P62">1)</text:p>
      <table:table table:name="Tabelle13" table:style-name="Tabelle13">
        <table:table-column table:style-name="Tabelle13.A" table:number-columns-repeated="4"/>
        <table:table-row>
          <table:table-cell table:style-name="Tabelle13.A1" office:value-type="string">
            <text:p text:style-name="P111">0</text:p>
          </table:table-cell>
          <table:table-cell table:style-name="Tabelle13.A1" office:value-type="string">
            <text:p text:style-name="P111">0</text:p>
          </table:table-cell>
          <table:table-cell table:style-name="Tabelle13.A1" office:value-type="string">
            <text:p text:style-name="P111">0</text:p>
          </table:table-cell>
          <table:table-cell table:style-name="Tabelle13.D1" office:value-type="string">
            <text:p text:style-name="P111">1</text:p>
          </table:table-cell>
        </table:table-row>
        <table:table-row>
          <table:table-cell table:style-name="Tabelle13.A2" office:value-type="string">
            <text:p text:style-name="P111">0</text:p>
          </table:table-cell>
          <table:table-cell table:style-name="Tabelle13.A2" office:value-type="string">
            <text:p text:style-name="P111">0</text:p>
          </table:table-cell>
          <table:table-cell table:style-name="Tabelle13.A2" office:value-type="string">
            <text:p text:style-name="P111">1</text:p>
          </table:table-cell>
          <table:table-cell table:style-name="Tabelle13.D2" office:value-type="string">
            <text:p text:style-name="P111">1</text:p>
          </table:table-cell>
        </table:table-row>
        <table:table-row>
          <table:table-cell table:style-name="Tabelle13.A2" office:value-type="string">
            <text:p text:style-name="P111">0</text:p>
          </table:table-cell>
          <table:table-cell table:style-name="Tabelle13.A2" office:value-type="string">
            <text:p text:style-name="P111">0</text:p>
          </table:table-cell>
          <table:table-cell table:style-name="Tabelle13.A2" office:value-type="string">
            <text:p text:style-name="P111">0</text:p>
          </table:table-cell>
          <table:table-cell table:style-name="Tabelle13.D2" office:value-type="string">
            <text:p text:style-name="P111">1</text:p>
          </table:table-cell>
        </table:table-row>
      </table:table>
      <text:p text:style-name="P58"/>
      <text:p text:style-name="P59">→ 0001 <text:span text:style-name="T55">→ 1</text:span></text:p>
      <text:p text:style-name="P59"/>
      <text:p text:style-name="P63">2<text:span text:style-name="T56">)</text:span></text:p>
      <table:table table:name="Tabelle14" table:style-name="Tabelle14">
        <table:table-column table:style-name="Tabelle14.A" table:number-columns-repeated="4"/>
        <text:soft-page-break/>
        <table:table-row>
          <table:table-cell table:style-name="Tabelle14.A1" office:value-type="string">
            <text:p text:style-name="P112">0</text:p>
          </table:table-cell>
          <table:table-cell table:style-name="Tabelle14.A1" office:value-type="string">
            <text:p text:style-name="P112">0</text:p>
          </table:table-cell>
          <table:table-cell table:style-name="Tabelle14.A1" office:value-type="string">
            <text:p text:style-name="P112">0</text:p>
          </table:table-cell>
          <table:table-cell table:style-name="Tabelle14.D1" office:value-type="string">
            <text:p text:style-name="P112">1</text:p>
          </table:table-cell>
        </table:table-row>
        <table:table-row>
          <table:table-cell table:style-name="Tabelle14.A2" office:value-type="string">
            <text:p text:style-name="P112">0</text:p>
          </table:table-cell>
          <table:table-cell table:style-name="Tabelle14.A2" office:value-type="string">
            <text:p text:style-name="P112">0</text:p>
          </table:table-cell>
          <table:table-cell table:style-name="Tabelle14.A2" office:value-type="string">
            <text:p text:style-name="P112">1</text:p>
          </table:table-cell>
          <table:table-cell table:style-name="Tabelle14.D2" office:value-type="string">
            <text:p text:style-name="P112">1</text:p>
          </table:table-cell>
        </table:table-row>
        <table:table-row>
          <table:table-cell table:style-name="Tabelle14.A2" office:value-type="string">
            <text:p text:style-name="P112">0</text:p>
          </table:table-cell>
          <table:table-cell table:style-name="Tabelle14.A2" office:value-type="string">
            <text:p text:style-name="P112">0</text:p>
          </table:table-cell>
          <table:table-cell table:style-name="Tabelle14.A2" office:value-type="string">
            <text:p text:style-name="P113">1</text:p>
          </table:table-cell>
          <table:table-cell table:style-name="Tabelle14.D2" office:value-type="string">
            <text:p text:style-name="P112">1</text:p>
          </table:table-cell>
        </table:table-row>
      </table:table>
      <text:p text:style-name="P64"><text:s/></text:p>
      <text:p text:style-name="P65"><text:span text:style-name="T54">→ </text:span><text:span text:style-name="T2">0011 → 3</text:span></text:p>
      <text:p text:style-name="P65"><text:span text:style-name="T2"/></text:p>
      <text:p text:style-name="P65"><text:span text:style-name="T2">3)</text:span></text:p>
      <table:table table:name="Tabelle15" table:style-name="Tabelle15">
        <table:table-column table:style-name="Tabelle15.A" table:number-columns-repeated="4"/>
        <table:table-row>
          <table:table-cell table:style-name="Tabelle15.A1" office:value-type="string">
            <text:p text:style-name="P112">0</text:p>
          </table:table-cell>
          <table:table-cell table:style-name="Tabelle15.A1" office:value-type="string">
            <text:p text:style-name="P112">0</text:p>
          </table:table-cell>
          <table:table-cell table:style-name="Tabelle15.A1" office:value-type="string">
            <text:p text:style-name="P112">0</text:p>
          </table:table-cell>
          <table:table-cell table:style-name="Tabelle15.D1" office:value-type="string">
            <text:p text:style-name="P112">1</text:p>
          </table:table-cell>
        </table:table-row>
        <table:table-row>
          <table:table-cell table:style-name="Tabelle15.A2" office:value-type="string">
            <text:p text:style-name="P112">0</text:p>
          </table:table-cell>
          <table:table-cell table:style-name="Tabelle15.A2" office:value-type="string">
            <text:p text:style-name="P112">0</text:p>
          </table:table-cell>
          <table:table-cell table:style-name="Tabelle15.A2" office:value-type="string">
            <text:p text:style-name="P112">1</text:p>
          </table:table-cell>
          <table:table-cell table:style-name="Tabelle15.D2" office:value-type="string">
            <text:p text:style-name="P112">1</text:p>
          </table:table-cell>
        </table:table-row>
        <table:table-row>
          <table:table-cell table:style-name="Tabelle15.A2" office:value-type="string">
            <text:p text:style-name="P112">0</text:p>
          </table:table-cell>
          <table:table-cell table:style-name="Tabelle15.A2" office:value-type="string">
            <text:p text:style-name="P112">0</text:p>
          </table:table-cell>
          <table:table-cell table:style-name="Tabelle15.A2" office:value-type="string">
            <text:p text:style-name="P114">1</text:p>
          </table:table-cell>
          <table:table-cell table:style-name="Tabelle15.D2" office:value-type="string">
            <text:p text:style-name="P114">0</text:p>
          </table:table-cell>
        </table:table-row>
      </table:table>
      <text:p text:style-name="P60"><text:span text:style-name="T54"/></text:p>
      <text:p text:style-name="P67"><text:span text:style-name="T54">→ </text:span><text:span text:style-name="T2">0010 → 2</text:span></text:p>
      <text:p text:style-name="P66"><text:span text:style-name="T21">4</text:span><text:span text:style-name="T2">)</text:span></text:p>
      <text:p text:style-name="P67"><text:span text:style-name="T2">~(0001) → 1110 → 14</text:span></text:p>
      <text:p text:style-name="P68"><text:span text:style-name="T2">5)</text:span></text:p>
      <text:p text:style-name="P76"><text:span text:style-name="T2">Formel Skript: 3 &lt;&lt; 2 = 3 * 2 ^ 2 = 12</text:span></text:p>
      <text:p text:style-name="P69"><text:span text:style-name="T2">6)</text:span></text:p>
      <text:p text:style-name="P76"><text:span text:style-name="T2">Formel Skript: 3 &gt;&gt; 1 = 3 / </text:span><text:span text:style-name="T33">2</text:span><text:span text:style-name="T2"> * 1 = </text:span><text:span text:style-name="T34">1</text:span></text:p>
      <text:p text:style-name="P69"><text:span text:style-name="T2"/></text:p>
      <text:p text:style-name="P12">30.</text:p>
      <text:p text:style-name="P18">a)</text:p>
      <text:p text:style-name="P18">1)</text:p>
      <text:p text:style-name="P18">cEX−127,8(<text:span text:style-name="T57">1</text:span>) = c2,<text:span text:style-name="T57">8</text:span>(<text:span text:style-name="T58">1</text:span> + <text:span text:style-name="T58">127</text:span>) = <text:span text:style-name="T58">(10000000)</text:span></text:p>
      <text:p text:style-name="P19">2)</text:p>
      <text:p text:style-name="P19">cEX−7,4(-2) = c2,<text:span text:style-name="T59">4</text:span>(<text:span text:style-name="T59">-2</text:span> + <text:span text:style-name="T59">7</text:span>) = <text:span text:style-name="T59">(1010)</text:span> </text:p>
      <text:p text:style-name="P20">3)</text:p>
      <text:p text:style-name="P20">00000000 → 0</text:p>
      <text:p text:style-name="P21"><text:s/><text:span text:style-name="T58">cEX−127,8(</text:span>0<text:span text:style-name="T58">) = c2,8(0 + 127) = </text:span>(<text:span text:style-name="T62">01111111</text:span>)</text:p>
      <text:p text:style-name="P24">4)</text:p>
      <text:p text:style-name="P24">1111 → 15</text:p>
      <text:p text:style-name="P21"><text:span text:style-name="T58">cEX−7,4(15) = c2,</text:span>4<text:span text:style-name="T58">(15 + </text:span>7<text:span text:style-name="T58">) = </text:span>(<text:span text:style-name="T62">0111</text:span>)</text:p>
      <text:p text:style-name="P22"><text:span text:style-name="T61">5</text:span>)</text:p>
      <text:p text:style-name="P23">q = 2^(<text:span text:style-name="T60">15</text:span>−<text:span text:style-name="T60">11</text:span>−1) –<text:span text:style-name="T60"> 1 </text:span>= <text:span text:style-name="T60">7</text:span></text:p>
      <text:p text:style-name="P23"><text:soft-page-break/><text:span text:style-name="T61">6)</text:span></text:p>
      <text:p text:style-name="P25">15 – 11 entspricht 4 Stellen</text:p>
      <text:p text:style-name="P23"><text:span text:style-name="T63">1110, da 1111 reserviert</text:span></text:p>
      <text:p text:style-name="P25">7)</text:p>
      <text:p text:style-name="P26">q = 2^(1<text:span text:style-name="T64">5 </text:span>− <text:span text:style-name="T64">11 </text:span>− 1) − 1 = <text:span text:style-name="T65">7</text:span>; (0001)EX−<text:span text:style-name="T66">7</text:span>,<text:span text:style-name="T66">4</text:span> = (<text:span text:style-name="T67">0001</text:span>)2,<text:span text:style-name="T67">4</text:span> − <text:span text:style-name="T67">7</text:span> = −<text:span text:style-name="T67">6</text:span></text:p>
      <text:p text:style-name="P26"><text:span text:style-name="T68">8)</text:span></text:p>
      <text:p text:style-name="P26">01<text:span text:style-name="T68">1</text:span>1 ⊕EX−7,4 0<text:span text:style-name="T68">0</text:span>01 <text:span text:style-name="T69">= (0111)2 + (0001)2 – (0111)2 = (0000)</text:span></text:p>
      <text:p text:style-name="P27">9)</text:p>
      <text:p text:style-name="P70"><text:span text:style-name="T22">1111 EX−7,4 1011 <text:s/></text:span><text:span text:style-name="T23">= (1111)2 - (1011)2 + (0111)2 = </text:span><text:span text:style-name="T24">(1011)</text:span></text:p>
      <text:p text:style-name="P70"><text:span text:style-name="T24"/></text:p>
      <text:p text:style-name="P71"><text:span text:style-name="T24">b</text:span><text:span text:style-name="T2">)</text:span></text:p>
      <text:p text:style-name="P71"><text:span text:style-name="T2">1)</text:span></text:p>
      <text:p text:style-name="P71"><text:span text:style-name="T2">cFK,3,3 </text:span></text:p>
      <text:p text:style-name="P72"><text:span text:style-name="T2">cFK,</text:span><text:span text:style-name="T25">3</text:span><text:span text:style-name="T2">,</text:span><text:span text:style-name="T25">3</text:span><text:span text:style-name="T2">(0.</text:span><text:span text:style-name="T25">3</text:span><text:span text:style-name="T2">) = c</text:span><text:span text:style-name="T26">2</text:span><text:span text:style-name="T2">,</text:span><text:span text:style-name="T26">3</text:span><text:span text:style-name="T2">(rd(0.</text:span><text:span text:style-name="T25">3</text:span><text:span text:style-name="T2"> · 2</text:span><text:span text:style-name="T25">^</text:span><text:span text:style-name="T26">3</text:span><text:span text:style-name="T2"> )) = c2,</text:span><text:span text:style-name="T27">3</text:span><text:span text:style-name="T2">(</text:span><text:span text:style-name="T27">2.4</text:span><text:span text:style-name="T2">) = </text:span><text:span text:style-name="T27">10,011</text:span></text:p>
      <text:p text:style-name="P72"><text:span text:style-name="T27">2)</text:span></text:p>
      <text:p text:style-name="P72"><text:span text:style-name="T27">cFK,4,4 </text:span></text:p>
      <text:p text:style-name="P73"><text:span text:style-name="T27">cFK,4,4(0.6) = c2,4(rd(0.6 · 2^4 )) = c2,4(9.6) = </text:span></text:p>
      <text:p text:style-name="P73"><text:span text:style-name="T28">3)</text:span></text:p>
      <text:p text:style-name="P74"><text:span text:style-name="T27">(</text:span><text:span text:style-name="T29">110</text:span><text:span text:style-name="T27">)FK,</text:span><text:span text:style-name="T29">3</text:span><text:span text:style-name="T27">,</text:span><text:span text:style-name="T29">3</text:span><text:span text:style-name="T27"> = (</text:span><text:span text:style-name="T29">110</text:span><text:span text:style-name="T27">)2/2</text:span><text:span text:style-name="T29">^3</text:span><text:span text:style-name="T27"> = (0.1</text:span><text:span text:style-name="T29">10</text:span><text:span text:style-name="T27">)2 = </text:span><text:span text:style-name="T29">0,75</text:span></text:p>
      <text:p text:style-name="P74"><text:span text:style-name="T30">4)</text:span></text:p>
      <text:p text:style-name="P74"><text:span text:style-name="T30"/></text:p>
      <text:p text:style-name="P74"><text:span text:style-name="T31">5)</text:span></text:p>
      <text:p text:style-name="P74"><text:span text:style-name="T31">1/2^(n+1) </text:span><text:span text:style-name="T32">→ 1 / 2^(4 + 1) → 1 / 2^5</text:span></text:p>
      <text:p text:style-name="P75"><text:span text:style-name="T2">6)</text:span></text:p>
      <text:p text:style-name="P75"><text:span text:style-name="T2"/></text:p>
      <text:p text:style-name="P75"><text:span text:style-name="T2"/></text:p>
      <text:p text:style-name="P13">31.</text:p>
      <text:p text:style-name="P28">1)</text:p>
      <text:p text:style-name="P29">12.8 * 2^0 = 6.4 * 2^1 = 3.2 * 2^2 = 1.6 * 2^3</text:p>
      <text:p text:style-name="P30">2)</text:p>
      <text:p text:style-name="P30">0.1 * 2^0 = 0.2 * 2^-1 = 0.4 * 2^-2 = 0.8 * 2^-3 = 1.6 * 2^-4</text:p>
      <text:p text:style-name="P31">3)</text:p>
      <text:p text:style-name="P31"><text:soft-page-break/>a) Normierung: 2.5 = 1.25 · 2^1 </text:p>
      <text:p text:style-name="P31">b) Vorzeichenbit: 0 </text:p>
      <text:p text:style-name="P31">c) q = 27−5−1 − 1 = 1</text:p>
      <text:p text:style-name="P31">d) Charakteristik: cEX−1,2(1) = c2,2(1 + 1) = 10</text:p>
      <text:p text:style-name="P31">e) Mantisse: cFK,4,4(0.25) = c2,4(rd(0.25 ∗ 2 4 )) = c2,4(4) = 0100 </text:p>
      <text:p text:style-name="P31">cGK,5,7(2.5) = 0100100 </text:p>
      <text:p text:style-name="P28"/>
      <text:p text:style-name="P61"><text:span text:style-name="T54"/></text:p>
      <text:p text:style-name="P60"><text:span text:style-name="T54">32.</text:span></text:p>
      <text:p text:style-name="P1">a) 11</text:p>
      <text:p text:style-name="P1">b) <text:span text:style-name="T1">{aa, ab, ac, ba, bb, bc, ca, cb, cc}</text:span></text:p>
      <text:p text:style-name="P2">c) 3*3*3*<text:span text:style-name="T44">3 = 81</text:span></text:p>
      <text:p text:style-name="P9"><text:span text:style-name="T3">d) </text:span><text:span text:style-name="T36">∈</text:span><text:span text:style-name="T3"> </text:span><text:span text:style-name="T5">&lt; </text:span><text:span text:style-name="T4">a</text:span><text:span text:style-name="T5"> &lt;</text:span><text:span text:style-name="T4"> aaa </text:span><text:span text:style-name="T5">&lt; </text:span><text:span text:style-name="T4">aba </text:span><text:span text:style-name="T5">&lt;</text:span><text:span text:style-name="T4"> ac </text:span><text:span text:style-name="T5">&lt;</text:span><text:span text:style-name="T4"> baa </text:span><text:span text:style-name="T5">&lt; </text:span><text:span text:style-name="T4">cca</text:span> <text:s/></text:p>
      <text:p text:style-name="P4">e) <text:span text:style-name="T35">∈, b, ba, </text:span><text:span text:style-name="T37">bba</text:span></text:p>
      <text:p text:style-name="P4"><text:span text:style-name="T35">f) a, ca, </text:span><text:span text:style-name="T39">bca,</text:span><text:span text:style-name="T35"> ∈ </text:span></text:p>
      <text:p text:style-name="P5"><text:span text:style-name="T35">g) ∈, </text:span><text:span text:style-name="T40">b, a, ba, ab, bab</text:span></text:p>
      <text:p text:style-name="P4"><text:span text:style-name="T35">h) 17</text:span><text:span text:style-name="T38">2</text:span></text:p>
      <text:p text:style-name="P6"><text:span text:style-name="T35">i) {</text:span><text:span text:style-name="T41">v | v = wc, w </text:span><text:span text:style-name="T42">∈ </text:span><text:span text:style-name="T41">A*</text:span><text:span text:style-name="T35">}</text:span></text:p>
      <text:p text:style-name="P7"><text:span text:style-name="T35">j) </text:span><text:span text:style-name="T41">{w | |w| &gt;= 17}</text:span></text:p>
      <text:p text:style-name="P8"><text:span text:style-name="T35">k) </text:span><text:span text:style-name="T43">{w | w = ubcv, w, v </text:span><text:span text:style-name="T42">∈ </text:span><text:span text:style-name="T43">A*}</text:span></text:p>
      <text:p text:style-name="P7"><text:span text:style-name="T35">l) </text:span><text:span text:style-name="T43">cacaca</text:span></text:p>
      <text:p text:style-name="P7"><text:span text:style-name="T35">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42:40.840000000</meta:creation-date>
    <dc:date>2018-12-17T22:18:37.554000000</dc:date>
    <meta:editing-duration>PT8H31M14S</meta:editing-duration>
    <meta:editing-cycles>89</meta:editing-cycles>
    <meta:generator>LibreOffice/5.3.6.1$Windows_X86_64 LibreOffice_project/686f202eff87ef707079aeb7f485847613344eb7</meta:generator>
    <meta:document-statistic meta:table-count="15" meta:image-count="0" meta:object-count="0" meta:page-count="6" meta:paragraph-count="340" meta:word-count="711" meta:character-count="2275" meta:non-whitespace-character-count="1867"/>
  </office:meta>
</office:document-meta>
</file>